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8139in" fo:margin-left="-0.075in" fo:margin-top="0in" fo:margin-bottom="0in" table:align="left" style:writing-mode="lr-tb"/>
    </style:style>
    <style:style style:name="Table1.A" style:family="table-column">
      <style:table-column-properties style:column-width="0.7861in"/>
    </style:style>
    <style:style style:name="Table1.B" style:family="table-column">
      <style:table-column-properties style:column-width="3.027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1319in" fo:margin-left="-0.075in" fo:margin-top="0in" fo:margin-bottom="0in" table:align="left" style:writing-mode="lr-tb"/>
    </style:style>
    <style:style style:name="Table2.A" style:family="table-column">
      <style:table-column-properties style:column-width="0.4361in"/>
    </style:style>
    <style:style style:name="Table2.B" style:family="table-column">
      <style:table-column-properties style:column-width="2.695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1799in" fo:margin-left="-0.075in" fo:margin-top="0in" fo:margin-bottom="0in" table:align="left" style:writing-mode="lr-tb"/>
    </style:style>
    <style:style style:name="Table3.A" style:family="table-column">
      <style:table-column-properties style:column-width="3.2847in"/>
    </style:style>
    <style:style style:name="Table3.B" style:family="table-column">
      <style:table-column-properties style:column-width="0.894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38"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2417in" fo:margin-left="-0.075in" fo:margin-top="0in" fo:margin-bottom="0in" table:align="left" style:writing-mode="lr-tb"/>
    </style:style>
    <style:style style:name="Table4.A" style:family="table-column">
      <style:table-column-properties style:column-width="2.109in"/>
    </style:style>
    <style:style style:name="Table4.B" style:family="table-column">
      <style:table-column-properties style:column-width="1.1319in"/>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5pt solid #000001"/>
    </style:style>
    <style:style style:name="Table4.B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2"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3"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orphans="2" fo:widows="2"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5" style:family="paragraph" style:parent-style-name="Standard">
      <style:paragraph-properties fo:margin-left="0in" fo:margin-right="0in" fo:text-align="center" style:justify-single-word="false" fo:text-indent="0in" style:auto-text-indent="false"/>
      <style:text-properties fo:color="#000000" style:font-name="Times New Roman" fo:font-weight="bold" style:font-weight-asian="bold"/>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Standard">
      <style:paragraph-properties fo:margin-left="0in" fo:margin-right="0in" fo:orphans="2" fo:widows="2" fo:text-indent="0in" style:auto-text-indent="false">
        <style:tab-stops/>
      </style:paragraph-properties>
    </style:style>
    <style:style style:name="P8" style:family="paragraph" style:parent-style-name="Standard">
      <style:paragraph-properties fo:margin-left="0in" fo:margin-right="0in" fo:text-align="center" style:justify-single-word="false" fo:orphans="2" fo:widows="2" fo:text-indent="0in" style:auto-text-indent="false"/>
    </style:style>
    <style:style style:name="P9"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0" style:family="paragraph" style:parent-style-name="Heading_20_4">
      <style:paragraph-properties fo:margin-left="0in" fo:margin-right="0in" fo:text-indent="0in" style:auto-text-indent="false">
        <style:tab-stops/>
      </style:paragraph-properties>
    </style:style>
    <style:style style:name="P11" style:family="paragraph" style:parent-style-name="Heading_20_1">
      <style:paragraph-properties fo:margin-left="0in" fo:margin-right="0in" fo:text-indent="0in" style:auto-text-indent="false"/>
    </style:style>
    <style:style style:name="P12" style:family="paragraph" style:parent-style-name="Heading_20_1">
      <style:paragraph-properties fo:margin-left="0in" fo:margin-right="0in" fo:text-indent="0in" style:auto-text-indent="false">
        <style:tab-stops/>
      </style:paragraph-properties>
    </style:style>
    <style:style style:name="P13" style:family="paragraph" style:parent-style-name="Heading_20_1">
      <style:paragraph-properties fo:margin-left="0in" fo:margin-right="0in" fo:text-align="center" style:justify-single-word="false" fo:text-indent="0in" style:auto-text-indent="false">
        <style:tab-stops/>
      </style:paragraph-properties>
      <style:text-properties style:font-name="Times New Roman" fo:font-weight="normal" style:font-weight-asian="normal"/>
    </style:style>
    <style:style style:name="P14" style:family="paragraph" style:parent-style-name="Heading_20_1" style:list-style-name="">
      <style:paragraph-properties fo:margin-left="0in" fo:margin-right="0in" fo:text-align="start" style:justify-single-word="false" fo:text-indent="0in" style:auto-text-indent="false">
        <style:tab-stops/>
      </style:paragraph-properties>
    </style:style>
    <style:style style:name="P15" style:family="paragraph" style:parent-style-name="Heading_20_3">
      <style:paragraph-properties fo:margin-left="0in" fo:margin-right="0in" fo:text-indent="0in" style:auto-text-indent="false"/>
    </style:style>
    <style:style style:name="P16" style:family="paragraph" style:parent-style-name="Heading_20_2">
      <style:paragraph-properties fo:margin-left="0in" fo:margin-right="0in" fo:text-indent="0in" style:auto-text-indent="false"/>
    </style:style>
    <style:style style:name="P17"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fo:font-weight="normal" style:font-size-asian="12pt" style:language-asian="en" style:country-asian="US" style:font-weight-asian="normal"/>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2pt" fo:language="en" fo:country="US" style:font-size-asian="12pt" style:language-asian="en" style:country-asian="US"/>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This material is Open Game Content, and is licensed for public use under the terms of the Open Game License v1.0a.</text:span></text:p>
      <text:h text:style-name="P15" text:outline-level="3"><text:span text:style-name="T5">INCANTATIONS</text:span></text:h>
      <text:p text:style-name="P2"/>
      <text:p text:style-name="P6"><text:span text:style-name="T7">Incantations function like spells, except a character need not be a spellcaster to cast them. Anyone can cast an incantation simply by performing the correct ritual gestures and phrases. Incantations don’t use spell slots, so they don’t have to be prepared ahead of time, and there’s no limit on the number of times one can cast an incantation per day. Since they do not use up spell slots, incantations cannot be improved using metamagic feats. Finally, incantations generally have more powerful, far-reaching effects than even 5th-level spells.</text:span></text:p>
      <text:p text:style-name="P6"><text:span text:style-name="T7">There is, of course, a catch. Incantations take much longer to cast than normal spells. Success with an incantation is never assured, and the consequences for failure can be dramatic. The most powerful incantations can require rituals involving multiple participants, strange or expensive material components, or other aspects that make them difficult to cast.</text:span></text:p>
      <text:p text:style-name="P1"/>
      <text:p text:style-name="P6"><text:span text:style-name="T10">Discovering Incantations</text:span></text:p>
      <text:p text:style-name="P6"><text:span text:style-name="T7">The instructions for performing incantations are generally found in various obscure tomes. Such books are filled with “magic spells,” and most of them are utterly bogus. But hidden among the dross is the real stuff, and discerning whether an incantation found in a book will actually work is a matter for experts in arcane lore.</text:span></text:p>
      <text:p text:style-name="P6"><text:span text:style-name="T7">Finding a set of instructions for a particular incantation requires a successful Research check with a DC equal to the Knowledge (arcane lore) DC for the incantation –10. Just learning of the existence of a particular incantation is an easier Research check, with a DC equal to the Knowledge (arcane lore) DC –15.</text:span></text:p>
      <text:p text:style-name="P4"/>
      <text:p text:style-name="P6"><text:span text:style-name="T10">Casting an Incantation</text:span></text:p>
      <text:p text:style-name="P6"><text:span text:style-name="T7">At its core, casting an incantation means having the required incantation components, then succeeding at a number of Knowledge (arcane lore) checks during the incantation’s casting time. Each incantation lists how many Knowledge (arcane lore) checks are required to cast the incantation successfully.</text:span></text:p>
      <text:p text:style-name="P6"><text:span text:style-name="T7">Unless otherwise specified, the caster makes Knowledge (arcane lore) checks every 10 minutes. Failing a Knowledge (arcane lore) check doesn’t mean that the entire incantation is a failure, just that the previous 10 minutes have been wasted. However, if you fail two Knowledge (arcane lore) checks in a row, the incantation immediately fails. The consequences for failure are detailed in the description of the specific incantation. Even if the incantation fails, material components and experience points are still lost and the backlash still takes effect.</text:span></text:p>
      <text:p text:style-name="P6"><text:span text:style-name="T8">Incantation Components</text:span></text:p>
      <text:p text:style-name="P6"><text:span text:style-name="T7">Most incantations require components not unlike spells, including verbal, somatic, focus, and material components. In addition, some require secondary casters (abbreviated SC), cause some sort of backlash (abbreviated B), or cost the caster some experience points (abbreviated XP).</text:span></text:p>
      <text:p text:style-name="P6"><text:span text:style-name="T8">Secondary Casters</text:span></text:p>
      <text:p text:style-name="P6"><text:span text:style-name="T7">Some incantations require multiple participants to cast successfully. These secondary casters (abbreviated SC) are indispensable to the success of the spell. No matter how many people are gathered in the dark room, chanting with candles, only one character—generally the one with the highest Knowledge (arcane lore) check—is the primary caster who’ll make the relevant checks. Secondary casters can’t help the primary caster with the Aid Another rules, but their presence is required for certain aspects of the ritual nonetheless. If an incantation requires some other skill check, any of the secondary casters can make that check if they have a higher bonus than the primary caster. Even if you’re not a required caster of the spell, you can step in and make the non-Knowledge check if you’re better at the relevant skill than the actual caster. </text:span></text:p>
      <text:p text:style-name="P6"><text:span text:style-name="T8">Backlash</text:span></text:p>
      <text:p text:style-name="P6"><text:span text:style-name="T7">Some spells damage or drain the caster in some way. They have a backlash component, generally damage, negative levels, or some other condition. The caster takes the backlash regardless of the success or failure of the spell.</text:span></text:p>
      <text:p text:style-name="P6"><text:span text:style-name="T8">Saves and Spell Resistance</text:span></text:p>
      <text:p text:style-name="P6"><text:soft-page-break/><text:span text:style-name="T7">If the incantation allows a save, the formula to calculate it is included in the spell’s description. For checks to overcome spell resistance, divide the incantation’s Knowledge (arcane lore) DC by 2 to get the effective caster level for the spell resistance check.</text:span></text:p>
      <text:p text:style-name="P6"><text:span text:style-name="T8">Incantations as Spell-Like Abilities</text:span></text:p>
      <text:p text:style-name="P6"><text:span text:style-name="T7">Some creatures have spell-like abilities that duplicate the effects of incantations. There’s no chance of failure and no backlash for such spell-like abilities, which don’t require components of any kind and take only an attack action to activate.</text:span></text:p>
      <text:p text:style-name="P4"/>
      <text:p text:style-name="P6"><text:span text:style-name="T10">Failed Incantations</text:span></text:p>
      <text:p text:style-name="P6"><text:span text:style-name="T7">Each incantation has its own consequences for failure (two failed skill checks in a row). In general, they can be divided into the following categories.</text:span></text:p>
      <text:p text:style-name="P6"><text:span text:style-name="T8">Attack: </text:span><text:span text:style-name="T7">A creature is called from elsewhere to battle the caster (and often any bystanders and secondary casters). The incantation’s description tells the GM what Challenge Rating the creature should have, how it behaves, and how long it persists.</text:span></text:p>
      <text:p text:style-name="P6"><text:span text:style-name="T8">Augment: </text:span><text:span text:style-name="T7">The incantation was supposed to weaken or destroy its target, but it makes it more powerful instead. A damaging spell might heal its target or cause it to grow in size, for example.</text:span></text:p>
      <text:p text:style-name="P6"><text:span text:style-name="T8">Betrayal: </text:span><text:span text:style-name="T7">The incantation seemingly succeeds, but the subject of the incantation (or in rare cases the caster) loses all allegiances and gains their opposites. In general, the subject now hates all it loved before the incantation. The subject may keep its new allegiances a secret. Whenever a character attempts an incantation with a chance of betrayal failure, the GM should make the relevant die rolls in secret. </text:span></text:p>
      <text:p text:style-name="P6"><text:span text:style-name="T8">Damage: </text:span><text:span text:style-name="T7">The simplest consequence of failure, damage is dealt to the caster or the target, depending on the incantation.</text:span></text:p>
      <text:p text:style-name="P6"><text:span text:style-name="T8">Death: </text:span><text:span text:style-name="T7">Someone—usually the caster or the target—dies. Depending on the incantation, a successful saving throw may avoid the effect of failure.</text:span></text:p>
      <text:p text:style-name="P6"><text:span text:style-name="T8">Delusion: </text:span><text:span text:style-name="T7">The caster believes the incantation had the desired effect, but in fact it had no effect or a very different one.</text:span></text:p>
      <text:p text:style-name="P6"><text:span text:style-name="T8">Falsehood: </text:span><text:span text:style-name="T7">Common with divinations, the incantation delivers false results to the caster, but the caster believes the results are true. Whenever a character attempts an incantation with a chance of falsehood failure, the GM should make the relevant die rolls in secret.</text:span></text:p>
      <text:p text:style-name="P6"><text:span text:style-name="T8">Hostile Spell: </text:span><text:span text:style-name="T7">The caster of the incantation is targeted by a harmful spell or incantation. The spell description specifies the specific spell or incantation, save DC, and so on. </text:span></text:p>
      <text:p text:style-name="P6"><text:span text:style-name="T8">Mirrorcast: </text:span><text:span text:style-name="T7">The spell has the opposite effect of that intended.</text:span></text:p>
      <text:p text:style-name="P6"><text:span text:style-name="T8">Reversal: </text:span><text:span text:style-name="T7">The spell targets the caster, rather than the intended target of the incantation.</text:span></text:p>
      <text:p text:style-name="P3"/>
      <text:p text:style-name="P6"><text:span text:style-name="T10">Baleful Polymorph</text:span></text:p>
      <text:p text:style-name="P6"><text:span text:style-name="T7">Transmutation</text:span></text:p>
      <text:p text:style-name="P6"><text:span text:style-name="T8">Skill Check: </text:span><text:span text:style-name="T7">Knowledge (arcane lore) DC 41, 6 successes, and Knowledge (earth and life sciences), 1 success; </text:span><text:span text:style-name="T8">Failure: </text:span><text:span text:style-name="T7">Two consecutive failed skill checks; </text:span><text:span text:style-name="T8">Components: </text:span><text:span text:style-name="T7">V, S, M, F, SC; </text:span><text:span text:style-name="T8">Casting Time: </text:span><text:span text:style-name="T7">70 minutes (minimum); </text:span><text:span text:style-name="T8">Range: </text:span><text:span text:style-name="T7">Touch; </text:span><text:span text:style-name="T8">Target: </text:span><text:span text:style-name="T7">Helpless creature touched; </text:span><text:span text:style-name="T8">Duration: </text:span><text:span text:style-name="T7">Permanent; </text:span><text:span text:style-name="T8">Saving Throw: </text:span><text:span text:style-name="T7">Fortitude negates (DC 17 + caster’s Cha modifier) and see text; </text:span><text:span text:style-name="T8">Spell Resistance: </text:span><text:span text:style-name="T7">Yes</text:span></text:p>
      <text:p text:style-name="P6"><text:span text:style-name="T7">As the </text:span><text:span text:style-name="T9">polymorph </text:span><text:span text:style-name="T7">incantation, except that you change the subject into a Small or smaller animal of no more than 1 HD (such as a dog, lizard, monkey, toad, or viper). If the new form would prove fatal to the creature (such as polymorphing a landbound target into a fish), the subject gets a +4 bonus on the save. If the incantation succeeds, the target must also make a Will save. If this second save fails, the creature gains the Intelligence, Wisdom, and Charisma scores of its new form. It still retains its class and level, hit points, base attack bonus, base save bonuses, allegiances, extraordinary abilities, supernatural abilities, and spell-like abilities, as well as any spellcasting ability possessed.</text:span></text:p>
      <text:p text:style-name="P6"><text:soft-page-break/><text:span text:style-name="T7">Note that incorporeal or gaseous creatures are immune to being polymorphed, and a shapeshifter (such as a werewolf) can revert to its natural form as a move action. </text:span></text:p>
      <text:p text:style-name="P6"><text:span text:style-name="T9">Material Component: </text:span><text:span text:style-name="T7">Laboratory equipment and alchemical supplies (purchase DC 25).</text:span></text:p>
      <text:p text:style-name="P6"><text:span text:style-name="T9">Focus: </text:span><text:span text:style-name="T7">Part of the kind of creature that the target will turn into, such as a hair, scale, or feather. If you have a living, helpless creature that can serve as a model for the target creature, you gain a +2 bonus on the Knowledge (arcane lore) checks required for this incantation.</text:span></text:p>
      <text:p text:style-name="P6"><text:span text:style-name="T9">Secondary Casters: </text:span><text:span text:style-name="T7">12 required (not including the primary caster).</text:span></text:p>
      <text:p text:style-name="P6"><text:span text:style-name="T9">Failure: </text:span><text:span text:style-name="T7">Reversal on all secondary casters, using the same saving throw DC.</text:span></text:p>
      <text:p text:style-name="P3"/>
      <text:p text:style-name="P6"><text:span text:style-name="T10">Bibliolalia</text:span></text:p>
      <text:p text:style-name="P6"><text:span text:style-name="T7">Divination</text:span></text:p>
      <text:p text:style-name="P6"><text:span text:style-name="T8">Skill Check: </text:span><text:span text:style-name="T7">Knowledge (arcane lore) DC 33, 6 successes; </text:span><text:span text:style-name="T8">Failure: </text:span><text:span text:style-name="T7">Two consecutive failed skill checks; </text:span><text:span text:style-name="T8">Components: </text:span><text:span text:style-name="T7">V, S, F, XP; </text:span><text:span text:style-name="T8">Casting Time: </text:span><text:span text:style-name="T7">60 minutes (minimum); </text:span><text:span text:style-name="T8">Range: </text:span><text:span text:style-name="T7">Personal; </text:span><text:span text:style-name="T8">Target: </text:span><text:span text:style-name="T7">You; </text:span><text:span text:style-name="T8">Duration: </text:span><text:span text:style-name="T7">Instantaneous; </text:span><text:span text:style-name="T8">Saving Throw: </text:span><text:span text:style-name="T7">None; </text:span><text:span text:style-name="T8">Spell Resistance: </text:span><text:span text:style-name="T7">No</text:span></text:p>
      <text:p text:style-name="P6"><text:span text:style-name="T7">The </text:span><text:span text:style-name="T9">bibliolalia </text:span><text:span text:style-name="T7">incantation puts you in an oracular trance as you pore through books in a library. At the incantation’s conclusion, you uncover lore about an important person, place, or thing beyond the limits of mundane research.</text:span></text:p>
      <text:p text:style-name="P6"><text:span text:style-name="T7">The information gleaned through a </text:span><text:span text:style-name="T9">bibliolalia </text:span><text:span text:style-name="T7">incantation isn’t necessarily known to anyone, and it may not be in any of the books in the library. Nonetheless, something within the books triggers the burst of magical inspiration that reveals the information.</text:span></text:p>
      <text:p text:style-name="P6"><text:span text:style-name="T7">No set of rules can adequately describe how much information the </text:span><text:span text:style-name="T9">bibliolalia </text:span><text:span text:style-name="T7">incantation provides. If you have the item or person at hand, you’ll learn more than if you just have a name or a cryptic clue. </text:span></text:p>
      <text:p text:style-name="P6"><text:span text:style-name="T9">Focus: </text:span><text:span text:style-name="T7">A large library with at least a token occult section (purchase DC 25).</text:span></text:p>
      <text:p text:style-name="P6"><text:span text:style-name="T9">Experience Point Cost: </text:span><text:span text:style-name="T7">200 XP.</text:span></text:p>
      <text:p text:style-name="P6"><text:span text:style-name="T9">Failure: </text:span><text:span text:style-name="T7">Falsehood. The </text:span><text:span text:style-name="T9">bibliolalia </text:span><text:span text:style-name="T7">incantation reveals information that seems accurate, but is actively misleading.</text:span></text:p>
      <text:p text:style-name="P3"/>
      <text:p text:style-name="P6"><text:span text:style-name="T10">Body Double</text:span></text:p>
      <text:p text:style-name="P6"><text:span text:style-name="T7">Conjuration (Creation)</text:span></text:p>
      <text:p text:style-name="P6"><text:span text:style-name="T8">Skill Check: </text:span><text:span text:style-name="T7">Knowledge (arcane lore) DC 39, 6 successes (and see text) and Disguise DC 39, 1 success; </text:span><text:span text:style-name="T8">Failure: </text:span><text:span text:style-name="T7">Two consecutive failed skill checks; </text:span><text:span text:style-name="T8">Components: </text:span><text:span text:style-name="T7">V, S, M (see text), XP; </text:span><text:span text:style-name="T8">Casting Time: </text:span><text:span text:style-name="T7">7 hours (minimum); </text:span><text:span text:style-name="T8">Range: </text:span><text:span text:style-name="T7">Touch; </text:span><text:span text:style-name="T8">Effect: </text:span><text:span text:style-name="T7">One duplicate creature; </text:span><text:span text:style-name="T8">Duration: </text:span><text:span text:style-name="T7">12 days; </text:span><text:span text:style-name="T8">Saving Throw: </text:span><text:span text:style-name="T7">None; </text:span><text:span text:style-name="T8">Spell Resistance: </text:span><text:span text:style-name="T7">No</text:span></text:p>
      <text:p text:style-name="P6"><text:span text:style-name="T7">The </text:span><text:span text:style-name="T9">body double </text:span><text:span text:style-name="T7">incantation creates a duplicate of any creature formed from mystic clay, with alchemical blood and an eldritch life of its own. At first glance, the duplicate appears to be exactly the same as the creature you modeled it after, but there are differences: The </text:span><text:span text:style-name="T9">body double </text:span><text:span text:style-name="T7">has only half the level or Hit Dice (which affects its skills, feats, and class features). It has the surface mannerisms and personality of the real creature, but its Intelligence, Wisdom, and Charisma scores are all 5. Creatures familiar with the original might detect the ruse with a successful Spot check. You must make a Disguise check when you cast the incantation to determine how good the likeness is, and this Disguise check sets the DC for Spot checks (to notice imperfections in the duplication) and Sense Motive checks (to discern that the </text:span><text:span text:style-name="T9">body double </text:span><text:span text:style-name="T7">is behaving oddly).</text:span></text:p>
      <text:p text:style-name="P6"><text:span text:style-name="T7">At all times the </text:span><text:span text:style-name="T9">body double </text:span><text:span text:style-name="T7">remains under your absolute command. No special telepathic link exists, so command must be exercised in some other manner. The </text:span><text:span text:style-name="T9">body double </text:span><text:span text:style-name="T7">has no ability to become more powerful. It cannot earn experience points. If destroyed, it reverts to clay and melts into a vaguely humanoid lump within 1 minute. The </text:span><text:span text:style-name="T9">body double </text:span><text:span text:style-name="T7">doesn’t naturally heal and responds to neither conventional medicine nor natural healing. A complex process requiring at least one day, materials (purchase DC 5 + 1 per hit point), and a fully equipped magical laboratory can repair damage to the </text:span><text:span text:style-name="T9">body double</text:span><text:span text:style-name="T7">.</text:span></text:p>
      <text:p text:style-name="P6"><text:soft-page-break/><text:span text:style-name="T9">Material Component: </text:span><text:span text:style-name="T7">The spell is cast over an elaborate clay simulacrum of the creature to be duplicated, and some piece of the creature (a hair or fingernail, for instance) must be placed within the clay. Additionally, the incantation requires rare earths and unguents (purchase DC 30).</text:span></text:p>
      <text:p text:style-name="P6"><text:span text:style-name="T9">XP Cost: </text:span><text:span text:style-name="T7">1,000 XP.</text:span></text:p>
      <text:p text:style-name="P6"><text:span text:style-name="T9">Failure: </text:span><text:span text:style-name="T7">Betrayal. The </text:span><text:span text:style-name="T9">body double </text:span><text:span text:style-name="T7">has allegiances opposite the original creature and a pathological hatred of both the original creature and the caster. Furthermore, the </text:span><text:span text:style-name="T9">body double </text:span><text:span text:style-name="T7">isn’t under the command of the caster, although it may play along for a while while it learns about its new enemies.</text:span></text:p>
      <text:p text:style-name="P3"/>
      <text:p text:style-name="P6"><text:span text:style-name="T10">Caduceus</text:span></text:p>
      <text:p text:style-name="P6"><text:span text:style-name="T7">Conjuration (Healing)</text:span></text:p>
      <text:p text:style-name="P6"><text:span text:style-name="T8">Skill Check: </text:span><text:span text:style-name="T7">Knowledge (arcane lore) DC 31, 4 successes, and Treat Injury DC 31, 2 success; </text:span><text:span text:style-name="T8">Failure: </text:span><text:span text:style-name="T7">Two consecutive failed skill checks; </text:span><text:span text:style-name="T8">Components: </text:span><text:span text:style-name="T7">V, S, F; </text:span><text:span text:style-name="T8">Casting Time: </text:span><text:span text:style-name="T7">6 hours (minimum); </text:span><text:span text:style-name="T8">Range: </text:span><text:span text:style-name="T7">Touch; </text:span><text:span text:style-name="T8">Target: </text:span><text:span text:style-name="T7">Living creature; </text:span><text:span text:style-name="T8">Duration: </text:span><text:span text:style-name="T7">Instantaneous; </text:span><text:span text:style-name="T8">Saving Throw: </text:span><text:span text:style-name="T7">Will negates (harmless); </text:span><text:span text:style-name="T8">Spell Resistance: </text:span><text:span text:style-name="T7">Yes (harmless)</text:span></text:p>
      <text:p text:style-name="P6"><text:span text:style-name="T9">Caduceus </text:span><text:span text:style-name="T7">enables you to channel magic into a creature to wipe away injury and afflictions. It immediately ends any and all of the following adverse conditions affecting the target: temporary ability damage (but not permanent ability drain), blindness (including dazzled effects), confusion or insanity, daze, deafness, fatigue, exhaustion, feeblemindedness, nausea, and poison. It also cures up to 150 points of damage. A single casting of the incantation is enough to simultaneously achieve all these effects.</text:span></text:p>
      <text:p text:style-name="P6"><text:span text:style-name="T9">Caduceus </text:span><text:span text:style-name="T7">also removes negative levels, but it does not restore permanently drained levels.</text:span></text:p>
      <text:p text:style-name="P6"><text:span text:style-name="T7">The </text:span><text:span text:style-name="T9">caduceus </text:span><text:span text:style-name="T7">incantation has no effect on undead or constructs.</text:span></text:p>
      <text:p text:style-name="P6"><text:span text:style-name="T9">Focus: </text:span><text:span text:style-name="T7">Medical equipment found in a hospital emergency room (purchase DC 25).</text:span></text:p>
      <text:p text:style-name="P6"><text:span text:style-name="T9">Failure: </text:span><text:span text:style-name="T7">Death. Target must succeed at a Fortitude save (DC 15) or die. If the save succeeds, the target is reduced to –1 hit points, unless he was already below that.</text:span></text:p>
      <text:p text:style-name="P3"/>
      <text:p text:style-name="P6"><text:span text:style-name="T10">Cast into Shadow</text:span></text:p>
      <text:p text:style-name="P6"><text:span text:style-name="T7">Abjuration</text:span></text:p>
      <text:p text:style-name="P6"><text:span text:style-name="T8">Skill Check: </text:span><text:span text:style-name="T7">Knowledge (arcane lore) DC 33, 6 successes (see text); </text:span><text:span text:style-name="T8">Failure: </text:span><text:span text:style-name="T7">Two consecutive failed skill checks; </text:span><text:span text:style-name="T8">Components: </text:span><text:span text:style-name="T7">V, S, M, XP, B; </text:span><text:span text:style-name="T8">Casting Time: </text:span><text:span text:style-name="T7">1 hour (minimum); </text:span><text:span text:style-name="T8">Range: </text:span><text:span text:style-name="T7">55 ft.; </text:span><text:span text:style-name="T8">Target: </text:span><text:span text:style-name="T7">One or more outsiders, no two of which can be more than 30 ft. apart; </text:span><text:span text:style-name="T8">Duration: </text:span><text:span text:style-name="T7">Permanent; </text:span><text:span text:style-name="T8">Saving Throw: </text:span><text:span text:style-name="T7">Fortitude negates (DC 17 + caster’s Cha modifier) and see text; </text:span><text:span text:style-name="T8">Spell Resistance: </text:span><text:span text:style-name="T7">Yes</text:span></text:p>
      <text:p text:style-name="P6"><text:span text:style-name="T7">The </text:span><text:span text:style-name="T9">cast into Shadow </text:span><text:span text:style-name="T7">incantation enables you to force outsiders (usually, but not always, fiends) away from the world you know, trapping them in some distant dimension. Up to 2 HD of creatures per caster level can be sent away in this fashion.</text:span></text:p>
      <text:p text:style-name="P6"><text:span text:style-name="T7">To target a creature, you must present at least one object or substance that it hates, fears, or otherwise opposes.</text:span></text:p>
      <text:p text:style-name="P6"><text:span text:style-name="T7">If you successfully overcome the target’s spell resistance, and the target fails its save, the target disappears. In general, targets never find their way back from beyond Shadow—or if they do, they don’t remember their previous time here.</text:span></text:p>
      <text:p text:style-name="P6"><text:span text:style-name="T9">Options: </text:span><text:span text:style-name="T7">If the target or targets are all helpless, the DC for the incantation is reduced by –6. At the GM’s option, certain rare items might work twice as well (each providing +2 against spell resistance and +4 on the spell’s DC).</text:span></text:p>
      <text:p text:style-name="P6"><text:span text:style-name="T9">Material Component: </text:span><text:span text:style-name="T7">An object the creature hates, fears, or opposes. Discovering such an item may require a Research check.</text:span></text:p>
      <text:p text:style-name="P6"><text:soft-page-break/><text:span text:style-name="T9">Experience Point Cost: </text:span><text:span text:style-name="T7">1,000 XP.</text:span></text:p>
      <text:p text:style-name="P6"><text:span text:style-name="T9">Backlash: </text:span><text:span text:style-name="T7">Caster is exhausted. </text:span></text:p>
      <text:p text:style-name="P6"><text:span text:style-name="T9">Failure: </text:span><text:span text:style-name="T7">Attack from an outsider of the same allegiance. The attacking outsider has a Challenge Rating equal to the average party level +1. It attacks the caster within a few rounds of the incantation’s failure. It has been brought to this world by the failed incantation, so it may retreat and try to make a home for itself here. It will always bear a grudge against the caster for bringing it here, however, and it is a potential source of later mischief.</text:span></text:p>
      <text:p text:style-name="P3"/>
      <text:p text:style-name="P6"><text:span text:style-name="T10">Control Weather</text:span></text:p>
      <text:p text:style-name="P6"><text:span text:style-name="T7">Evocation</text:span></text:p>
      <text:p text:style-name="P6"><text:span text:style-name="T8">Skill Check: </text:span><text:span text:style-name="T7">Knowledge (arcane lore) DC 34, 6 successes; </text:span><text:span text:style-name="T8">Failure: </text:span><text:span text:style-name="T7">Two consecutive failed skill checks; </text:span><text:span text:style-name="T8">Components: </text:span><text:span text:style-name="T7">V, S, SC; </text:span><text:span text:style-name="T8">Casting Time: </text:span><text:span text:style-name="T7">60 minutes (minimum); </text:span><text:span text:style-name="T8">Range: </text:span><text:span text:style-name="T7">Two miles; </text:span><text:span text:style-name="T8">Area: </text:span><text:span text:style-name="T7">Two-mile-radius circle, centered on you; </text:span><text:span text:style-name="T8">Duration: </text:span><text:span text:style-name="T7">24 hours (D); </text:span><text:span text:style-name="T8">Saving Throw: </text:span><text:span text:style-name="T7">None; </text:span><text:span text:style-name="T8">Spell Resistance: </text:span><text:span text:style-name="T7">No</text:span></text:p>
      <text:p text:style-name="P6"><text:span text:style-name="T7">You change the weather in the local area. It takes 10 minutes for the effects to manifest after the incantation is completed. The current, natural weather conditions are determined by the GM. You can call forth weather appropriate to the climate and season of the area you are in.</text:span></text:p>
      <table:table table:name="Table1" table:style-name="Table1">
        <table:table-column table:style-name="Table1.A"/>
        <table:table-column table:style-name="Table1.B"/>
        <table:table-row table:style-name="Table1.1">
          <table:table-cell table:style-name="Table1.A1" office:value-type="string">
            <text:h text:style-name="P12" text:outline-level="1"><text:span text:style-name="T1">Season</text:span></text:h>
          </table:table-cell>
          <table:table-cell table:style-name="Table1.A1" office:value-type="string">
            <text:h text:style-name="P12" text:outline-level="1"><text:span text:style-name="T1">Possible Weather</text:span></text:h>
          </table:table-cell>
        </table:table-row>
        <table:table-row table:style-name="Table1.1">
          <table:table-cell table:style-name="Table1.A2" office:value-type="string">
            <text:p text:style-name="P7"><text:span text:style-name="T3">Spring</text:span></text:p>
          </table:table-cell>
          <table:table-cell table:style-name="Table1.A2" office:value-type="string">
            <text:p text:style-name="P7"><text:span text:style-name="T3">Tornado, thunderstorm, sleet storm, or hot weather</text:span></text:p>
          </table:table-cell>
        </table:table-row>
        <table:table-row table:style-name="Table1.1">
          <table:table-cell table:style-name="Table1.A2" office:value-type="string">
            <text:p text:style-name="P6"><text:span text:style-name="T3">Summer</text:span></text:p>
          </table:table-cell>
          <table:table-cell table:style-name="Table1.A2" office:value-type="string">
            <text:p text:style-name="P6"><text:span text:style-name="T3">Torrential rain, heat wave, or hailstorm</text:span></text:p>
          </table:table-cell>
        </table:table-row>
        <table:table-row table:style-name="Table1.1">
          <table:table-cell table:style-name="Table1.A2" office:value-type="string">
            <text:p text:style-name="P6"><text:span text:style-name="T3">Autumn</text:span></text:p>
          </table:table-cell>
          <table:table-cell table:style-name="Table1.A2" office:value-type="string">
            <text:p text:style-name="P6"><text:span text:style-name="T3">Hot or cold weather, fog, or sleet</text:span></text:p>
          </table:table-cell>
        </table:table-row>
        <table:table-row table:style-name="Table1.1">
          <table:table-cell table:style-name="Table1.A2" office:value-type="string">
            <text:p text:style-name="P6"><text:span text:style-name="T3">Winter</text:span></text:p>
          </table:table-cell>
          <table:table-cell table:style-name="Table1.A2" office:value-type="string">
            <text:p text:style-name="P6"><text:span text:style-name="T3">Frigid cold, blizzard, or thaw</text:span></text:p>
          </table:table-cell>
        </table:table-row>
        <table:table-row table:style-name="Table1.1">
          <table:table-cell table:style-name="Table1.A6" office:value-type="string">
            <text:p text:style-name="P7"><text:span text:style-name="T3">Late winter</text:span></text:p>
          </table:table-cell>
          <table:table-cell table:style-name="Table1.A6" office:value-type="string">
            <text:p text:style-name="P7"><text:span text:style-name="T3">Hurricane-force winds or early spring (coastal area)</text:span></text:p>
          </table:table-cell>
        </table:table-row>
      </table:table>
      <text:p text:style-name="P6"><text:span text:style-name="T7">You control the general tendencies of the weather, such as the direction and intensity of the wind. You cannot control specific applications of the weather—where lightning strikes, for example, or the exact path of a tornado. When you select a certain weather condition to occur, the weather assumes that condition 10 minutes later (changing gradually, not abruptly). The weather continues as you left it for the duration, or until you use an attack action to designate a new kind of weather (which fully manifests itself 10 minutes later).</text:span></text:p>
      <text:p text:style-name="P6"><text:span text:style-name="T7">Contradictory conditions are not possible simultaneously— fog and strong wind, for example.</text:span></text:p>
      <text:p text:style-name="P6"><text:span text:style-name="T9">Control weather </text:span><text:span text:style-name="T7">can do away with atmospheric phenomena (naturally occurring or otherwise) as well as create them.</text:span></text:p>
      <text:p text:style-name="P6"><text:span text:style-name="T9">Secondary Casters: </text:span><text:span text:style-name="T7">12 required (not including the primary caster).</text:span></text:p>
      <text:p text:style-name="P6"><text:span text:style-name="T9">Failure: </text:span><text:span text:style-name="T7">Mirrorcast. The opposite weather effect manifests over the course of 10 minutes (rain rather than a heat wave, for example, or a thaw rather than a blizzard). This weather persists for 4d12 hours and cannot be dismissed.</text:span></text:p>
      <text:p text:style-name="P3"/>
      <text:p text:style-name="P6"><text:span text:style-name="T10">Create Clone</text:span></text:p>
      <text:p text:style-name="P6"><text:soft-page-break/><text:span text:style-name="T7">Necromancy</text:span></text:p>
      <text:p text:style-name="P6"><text:span text:style-name="T8">Skill Check: </text:span><text:span text:style-name="T7">Knowledge (arcane lore) DC 32, 7 successes, and Knowledge (earth and life sciences) DC 32, 1 success; </text:span><text:span text:style-name="T8">Failure: </text:span><text:span text:style-name="T7">Two consecutive failed skill checks; </text:span><text:span text:style-name="T8">Components: </text:span><text:span text:style-name="T7">V, S, M, F, XP; </text:span><text:span text:style-name="T8">Casting Time: </text:span><text:span text:style-name="T7">8 hours (minimum) and see text; </text:span><text:span text:style-name="T8">Range: </text:span><text:span text:style-name="T7">Touch; </text:span><text:span text:style-name="T8">Effect: </text:span><text:span text:style-name="T7">One clone; </text:span><text:span text:style-name="T8">Duration: </text:span><text:span text:style-name="T7">Instantaneous; </text:span><text:span text:style-name="T8">Saving Throw: </text:span><text:span text:style-name="T7">None; </text:span><text:span text:style-name="T8">Spell Resistance: </text:span><text:span text:style-name="T7">No</text:span></text:p>
      <text:p text:style-name="P6"><text:span text:style-name="T7">This incantation makes an inert duplicate of a creature. If the original individual has been slain, the original’s soul transfers to the clone, creating a replacement. The original’s physical remains, should they still exist, become inert matter and cannot thereafter be restored to life.</text:span></text:p>
      <text:p text:style-name="P6"><text:span text:style-name="T7">To create the duplicate, you must have a piece of flesh (not hair, nails, scales, or the like) taken from the original’s living body, with a volume of at least 1 cubic inch. The piece of flesh need not be fresh, but it must be kept from rotting (through periodic applications of </text:span><text:span text:style-name="T9">cure minor wounds </text:span><text:span text:style-name="T7">or more advanced medical means). Prior to the incantation being cast, the duplicate body must be grown in a laboratory for 2d4 months.</text:span></text:p>
      <text:p text:style-name="P6"><text:span text:style-name="T7">When the clone is completed, if the original is dead, the original’s soul enters the clone. The clone has the personality, memories, skills, and levels the original had at the time the piece of flesh was taken. However, the replacement must be at least one level lower than the original was at the time of death. If the original was 1st level, the clone’s Constitution score drops by 1; if this would give the clone a Constitution score of 0, the incantation fails. If the original creature has lost levels since the flesh sample was taken and died at a lower level than the clone would otherwise be, the clone is at the level at which the original died.</text:span></text:p>
      <text:p text:style-name="P6"><text:span text:style-name="T7">The spell duplicates only the original’s body and mind, not its equipment.</text:span></text:p>
      <text:p text:style-name="P6"><text:span text:style-name="T7">A duplicate can be grown while the original still lives, or when the original soul is somehow unavailable, but the resulting creature is merely a soulless bit of inert flesh, which rots if not somehow preserved.</text:span></text:p>
      <text:p text:style-name="P6"><text:span text:style-name="T9">Material Component: </text:span><text:span text:style-name="T7">The piece of flesh and various laboratory supplies (purchase DC 25).</text:span></text:p>
      <text:p text:style-name="P6"><text:span text:style-name="T9">Focus: </text:span><text:span text:style-name="T7">Genetics laboratory (purchase DC 30).</text:span></text:p>
      <text:p text:style-name="P6"><text:span text:style-name="T9">Experience Point Cost: </text:span><text:span text:style-name="T7">500 XP.</text:span></text:p>
      <text:p text:style-name="P6"><text:span text:style-name="T9">Failure: </text:span><text:span text:style-name="T7">Betrayal, and possibly reversal as well. If the caster and cloned creature were allies or neutral toward one another, then the cloned creature gains allegiances opposite the ones it once had. If the caster and cloned creature were enemies, then each one gains the allegiances the other one had (although neither one knows the other has new allegiances).</text:span></text:p>
      <text:p text:style-name="P3"/>
      <text:p text:style-name="P6"><text:span text:style-name="T10">Create Golem</text:span></text:p>
      <text:p text:style-name="P6"><text:span text:style-name="T7">Conjuration (Creation)</text:span></text:p>
      <text:p text:style-name="P6"><text:span text:style-name="T8">Skill Check: </text:span><text:span text:style-name="T7">Knowledge (arcane lore) DC 32, 7 successes; </text:span><text:span text:style-name="T8">Failure: </text:span><text:span text:style-name="T7">Two consecutive failed skill checks; </text:span><text:span text:style-name="T8">Components: </text:span><text:span text:style-name="T7">V, S, M, XP; </text:span><text:span text:style-name="T8">Casting Time: </text:span><text:span text:style-name="T7">7 hours (minimum); </text:span><text:span text:style-name="T8">Range: </text:span><text:span text:style-name="T7">Touch; </text:span><text:span text:style-name="T8">Target: </text:span><text:span text:style-name="T7">One corpse; </text:span><text:span text:style-name="T8">Duration: </text:span><text:span text:style-name="T7">Instantaneous; </text:span><text:span text:style-name="T8">Saving Throw: </text:span><text:span text:style-name="T7">None; </text:span><text:span text:style-name="T8">Spell Resistance: </text:span><text:span text:style-name="T7">No</text:span></text:p>
      <text:p text:style-name="P6"><text:span text:style-name="T7">This incantation fuses an elemental spirit with a patchwork collection of body parts knitted into a single bipedal form. </text:span><text:span text:style-name="T9">Create golem </text:span><text:span text:style-name="T7">brings a flesh golem to life under your command. The golem can follow simple instructions. It does not speak.</text:span></text:p>
      <text:p text:style-name="P6"><text:span text:style-name="T9">Options: </text:span><text:span text:style-name="T7">If you want to create a gear golem rather than a flesh golem, increase the DC of the Knowledge (arcane lore) check by +8 and increase the experience point cost to 700 XP. If you want to create an advanced golem, increase the DC of the Knowledge (arcane lore) check by +2 for each additional Hit Die.</text:span></text:p>
      <text:p text:style-name="P6"><text:span text:style-name="T9">Material Component</text:span><text:span text:style-name="T7">: The body of the golem must be made to exacting eldritch specifications, with rare ingredients and unusual components (purchase DC 25).</text:span></text:p>
      <text:p text:style-name="P6"><text:span text:style-name="T9">Experience Point Cost: </text:span><text:span text:style-name="T7">400 XP.</text:span></text:p>
      <text:p text:style-name="P6"><text:span text:style-name="T9">Failure: </text:span><text:span text:style-name="T7">Attack. The golem immediately goes berserk, attacking everyone and everything.</text:span></text:p>
      <text:p text:style-name="P3"/>
      <text:p text:style-name="P6"><text:soft-page-break/><text:span text:style-name="T10">Create Undead</text:span></text:p>
      <text:p text:style-name="P6"><text:span text:style-name="T7">Necromancy [Evil]</text:span></text:p>
      <text:p text:style-name="P6"><text:span text:style-name="T8">Skill Check: </text:span><text:span text:style-name="T7">Knowledge (arcane lore) DC 31, 7 successes; </text:span><text:span text:style-name="T8">Failure: </text:span><text:span text:style-name="T7">Two consecutive failed skill checks; </text:span><text:span text:style-name="T8">Components: </text:span><text:span text:style-name="T7">V, S, M, XP; </text:span><text:span text:style-name="T8">Casting Time: </text:span><text:span text:style-name="T7">7 hours (minimum); </text:span><text:span text:style-name="T8">Range: </text:span><text:span text:style-name="T7">Touch; </text:span><text:span text:style-name="T8">Target: </text:span><text:span text:style-name="T7">One corpse or skeleton; </text:span><text:span text:style-name="T8">Duration: </text:span><text:span text:style-name="T7">Instantaneous; </text:span><text:span text:style-name="T8">Saving Throw: </text:span><text:span text:style-name="T7">None; </text:span><text:span text:style-name="T8">Spell Resistance: </text:span><text:span text:style-name="T7">No</text:span></text:p>
      <text:p text:style-name="P6"><text:span text:style-name="T7">Much more potent than the </text:span><text:span text:style-name="T9">animate dead </text:span><text:span text:style-name="T7">spell, this evil incantation allows you to create a powerful undead creature from the creature’s dead remains. The incantation raises a corpse as a liquefied zombie, mummy, or vampire. It turns a skeleton into an ash wraith or spirit, and the bones turn to dust upon completion of the incantation.</text:span></text:p>
      <text:p text:style-name="P6"><text:span text:style-name="T7">You can create an undead creature up to 20 Hit Dice, and you may control up to 20 Hit Dice of undead at a time. If you create new undead in excess of this amount, older undead slip from your control.</text:span></text:p>
      <text:p text:style-name="P6"><text:span text:style-name="T7">This incantation must be cast at night.</text:span></text:p>
      <text:p text:style-name="P6"><text:span text:style-name="T9">Options: </text:span><text:span text:style-name="T7">The type of undead you’re creating has a great influence on the Knowledge (arcane lore) check DC. Apply the following modifiers: animating spirit –10, frightful spirit –8, groaning spirit –6, Small or smaller liquefied zombie –4, Medium liquefied zombie –2, weakening spirit +0, mummy +0, Large liquefied zombie +0, possessing spirit +2, Huge liquefied zombie +2, ash wraith +4, Gargantuan liquefied zombie +8, Colossal liquefied zombie +10. If you’re creating a vampire, increase the DC of the Knowledge (arcane lore) check by the vampire’s Hit Dice + 4.</text:span></text:p>
      <text:p text:style-name="P6"><text:span text:style-name="T9">Material Components: </text:span><text:span text:style-name="T7">A clay pot filled with grave dirt and another filled with brackish water. The spell requires a creature’s corpse or complete skeletal remains. You must place a black onyx gem (purchase DC 20) into the mouth of the corpse or skeleton. The magic of the spell turns the gem into a worthless shell.</text:span></text:p>
      <text:p text:style-name="P6"><text:span text:style-name="T9">Experience Point Cost: </text:span><text:span text:style-name="T7">100 XP.</text:span></text:p>
      <text:p text:style-name="P6"><text:span text:style-name="T9">Failure: </text:span><text:span text:style-name="T7">Betrayal and attack. The undead creature rises and attacks the caster immediately, fighting until slain.</text:span></text:p>
      <text:p text:style-name="P3"/>
      <text:p text:style-name="P6"><text:span text:style-name="T10">Dedicate Site</text:span></text:p>
      <text:p text:style-name="P6"><text:span text:style-name="T7">Evocation [Good]</text:span></text:p>
      <text:p text:style-name="P6"><text:span text:style-name="T8">Skill Check: </text:span><text:span text:style-name="T7">Knowledge (arcane lore) DC 35, 5 successes, and Spellcraft DC 35, 1 success; </text:span><text:span text:style-name="T8">Failure: </text:span><text:span text:style-name="T7">Two consecutive failed skill checks; </text:span><text:span text:style-name="T8">Components: </text:span><text:span text:style-name="T7">V, S, M, SC, B; </text:span><text:span text:style-name="T8">Casting Time: </text:span><text:span text:style-name="T7">6 hours (minimum); </text:span><text:span text:style-name="T8">Range: </text:span><text:span text:style-name="T7">Touch; </text:span><text:span text:style-name="T8">Area: </text:span><text:span text:style-name="T7">120-ft.- radius emanation centered on touched point; </text:span><text:span text:style-name="T8">Duration: </text:span><text:span text:style-name="T7">One year; </text:span><text:span text:style-name="T8">Saving Throw: </text:span><text:span text:style-name="T7">See text; </text:span><text:span text:style-name="T8">Spell Resistance: </text:span><text:span text:style-name="T7">See text</text:span></text:p>
      <text:p text:style-name="P6"><text:span text:style-name="T9">Dedicate site </text:span><text:span text:style-name="T7">makes a particular place, building, or structure particularly attuned to a specific allegiance. This has two major effects.</text:span></text:p>
      <text:p text:style-name="P6"><text:span text:style-name="T7">First, the site or structure is guarded by a </text:span><text:span text:style-name="T9">magic circle </text:span><text:span text:style-name="T7">effect (as the spell) against any allegiance you choose.</text:span></text:p>
      <text:p text:style-name="P6"><text:span text:style-name="T7">Second, you may choose to fix a single spell effect to the dedicated site. The spell effect lasts for one year and functions throughout the entire site, regardless of the normal duration and area or effect. You may designate whether the effect applies to all creatures, creatures that share an allegiance with you, or creatures that have another allegiance. At the end of the year, the chosen effect lapses, but it can be renewed or replaced simply by casting the </text:span><text:span text:style-name="T9">dedicate site </text:span><text:span text:style-name="T7">incantation again.</text:span></text:p>
      <text:p text:style-name="P6"><text:span text:style-name="T7">Spell effects that may be tied to a dedicated site include </text:span><text:span text:style-name="T9">aid, bane, bless, cause fear, darkness, daylight, detect magical aura, discern lies, dispel magic, freedom of movement, remove fear, resist energy, silence, tongues, </text:span><text:span text:style-name="T7">and </text:span><text:span text:style-name="T9">zone of truth. </text:span><text:span text:style-name="T7">Saving throws and spell resistance might apply to these spells’ effects. (See the individual spell descriptions for details.)</text:span></text:p>
      <text:p text:style-name="P6"><text:span text:style-name="T7">An area can receive only one </text:span><text:span text:style-name="T9">dedicate site </text:span><text:span text:style-name="T7">spell (and its associated spell effect) at a time.</text:span></text:p>
      <text:p text:style-name="P6"><text:span text:style-name="T9">Material Component: </text:span><text:span text:style-name="T7">Various symbols relevant to your allegiance (purchase DC 25). </text:span></text:p>
      <text:p text:style-name="P6"><text:span text:style-name="T9">Secondary Casters: </text:span><text:span text:style-name="T7">11 required (not including the primary caster).</text:span></text:p>
      <text:p text:style-name="P6"><text:soft-page-break/><text:span text:style-name="T9">Backlash: </text:span><text:span text:style-name="T7">All casters are exhausted.</text:span></text:p>
      <text:p text:style-name="P6"><text:span text:style-name="T9">Failure: </text:span><text:span text:style-name="T7">Hostile spell. The primary caster is targeted with a </text:span><text:span text:style-name="T9">bestow curse </text:span><text:span text:style-name="T7">spell, but does not get a saving throw or spell resistance. The GM chooses the exact curse.</text:span></text:p>
      <text:p text:style-name="P3"/>
      <text:p text:style-name="P6"><text:span text:style-name="T10">Greater Dispel Magic</text:span></text:p>
      <text:p text:style-name="P6"><text:span text:style-name="T7">Abjuration</text:span></text:p>
      <text:p text:style-name="P6"><text:span text:style-name="T8">Skill Check: </text:span><text:span text:style-name="T7">Knowledge (arcane lore) DC 31, 4 successes, and Spellcraft DC 31, 2 successes; </text:span><text:span text:style-name="T8">Failure: </text:span><text:span text:style-name="T7">Two consecutive failed skill checks; </text:span><text:span text:style-name="T8">Components: </text:span><text:span text:style-name="T7">V, S, M, B; </text:span><text:span text:style-name="T8">Casting Time: </text:span><text:span text:style-name="T7">60 minutes (minimum); </text:span><text:span text:style-name="T8">Range: </text:span><text:span text:style-name="T7">220 ft.; </text:span><text:span text:style-name="T8">Target: </text:span><text:span text:style-name="T7">One spellcaster, creature, or object; or 30-ft.-radius burst; </text:span><text:span text:style-name="T8">Duration: </text:span><text:span text:style-name="T7">Instantaneous; </text:span><text:span text:style-name="T8">Saving Throw: </text:span><text:span text:style-name="T7">None; </text:span><text:span text:style-name="T8">Spell Resistance: </text:span><text:span text:style-name="T7">No</text:span></text:p>
      <text:p text:style-name="P6"><text:span text:style-name="T7">As the </text:span><text:span text:style-name="T9">dispel magic </text:span><text:span text:style-name="T7">spell, except that the bonus on the dispel check is +15, not the caster level. Additionally, </text:span><text:span text:style-name="T9">greater dispel magic </text:span><text:span text:style-name="T7">has a chance to dispel any effect that </text:span><text:span text:style-name="T9">remove curse </text:span><text:span text:style-name="T7">can remove, even if </text:span><text:span text:style-name="T9">dispel magic </text:span><text:span text:style-name="T7">can’t dispel that effect.</text:span></text:p>
      <text:p text:style-name="P6"><text:span text:style-name="T9">Material Component: </text:span><text:span text:style-name="T7">Various rare incenses, herbs, and reagents (purchase DC 20).</text:span></text:p>
      <text:p text:style-name="P6"><text:span text:style-name="T9">Backlash: </text:span><text:span text:style-name="T7">Caster takes 4d6 points of damage.</text:span></text:p>
      <text:p text:style-name="P6"><text:span text:style-name="T9">Failure: </text:span><text:span text:style-name="T7">Augment. One characteristic of the magical effect targeted (area, range, duration, etc.) doubles. The target spell might deal twice as much damage or a curse might bestow twice the penalty, for example. The GM determines which aspect of the target spell is so augmented.</text:span></text:p>
      <text:p text:style-name="P3"/>
      <text:p text:style-name="P6"><text:span text:style-name="T10">Mystic Veil</text:span></text:p>
      <text:p text:style-name="P6"><text:span text:style-name="T7">Illusion</text:span></text:p>
      <text:p text:style-name="P6"><text:span text:style-name="T8">Skill Check: </text:span><text:span text:style-name="T7">Knowledge (arcane lore) DC 34, 7 successes</text:span></text:p>
      <text:p text:style-name="P6"><text:span text:style-name="T7">(and see text); </text:span><text:span text:style-name="T8">Failure: </text:span><text:span text:style-name="T7">Two consecutive failed skill checks; </text:span><text:span text:style-name="T8">Components: </text:span><text:span text:style-name="T7">V, S, M (see text), B; </text:span><text:span text:style-name="T8">Casting Time: </text:span><text:span text:style-name="T7">70 minutes (minimum); </text:span><text:span text:style-name="T8">Range: </text:span><text:span text:style-name="T7">55 ft.; </text:span><text:span text:style-name="T8">Effect: </text:span><text:span text:style-name="T7">Visual and audible figment that covers 12 10-foot cubes (S); </text:span><text:span text:style-name="T8">Duration: </text:span><text:span text:style-name="T7">12 hours; </text:span><text:span text:style-name="T8">Saving Throw: </text:span><text:span text:style-name="T7">None or Will disbelief (if interacted with) (see text); </text:span><text:span text:style-name="T8">Spell Resistance: </text:span><text:span text:style-name="T7">No</text:span></text:p>
      <text:p text:style-name="P6"><text:span text:style-name="T7">This incantation combines several elements to create a powerful protection from scrying and direct observation. When casting the incantation, you dictate what will and will not be observed in the incantation’s area. The illusion created must be stated in general terms. Once the conditions are set, they cannot be changed.</text:span></text:p>
      <text:p text:style-name="P6"><text:span text:style-name="T7">Attempts to scry the area automatically detect the image stated by you with no save allowed. Sight and sound are appropriate to the illusion created. A band of people standing in a meadow could be concealed as an empty meadow with birds chirping, for instance.</text:span></text:p>
      <text:p text:style-name="P6"><text:span text:style-name="T7">Direct observation may allow a save (as per a normal illusion), if there is cause to disbelieve what is seen. Certainly onlookers in the area would become suspicious if marching soldiers disappeared at one point to reappear at another. Even entering the area does not cancel the illusion or necessarily allow a save, assuming that hidden beings take care to stay out of the way of those affected by the illusion.</text:span></text:p>
      <text:p text:style-name="P6"><text:span text:style-name="T9">Options: </text:span><text:span text:style-name="T7">You can create the material component for the </text:span><text:span text:style-name="T9">mystic veil </text:span><text:span text:style-name="T7">illusion yourself at no cost. If you do, the incantation also requires a successful Craft (visual arts) check (DC 34).</text:span></text:p>
      <text:p text:style-name="P6"><text:span text:style-name="T9">Material Component: </text:span><text:span text:style-name="T7">Realistic paintings, digitally-altered photos, or other representations of the desired illusion (purchase DC 17).</text:span></text:p>
      <text:p text:style-name="P6"><text:span text:style-name="T9">Backlash: </text:span><text:span text:style-name="T7">Caster takes 2d6 points of damage.</text:span></text:p>
      <text:p text:style-name="P6"><text:soft-page-break/><text:span text:style-name="T9">Failure: </text:span><text:span text:style-name="T7">Delusion. The caster and anyone else present at the conclusion of the incantation believe the </text:span><text:span text:style-name="T9">mystic veil </text:span><text:span text:style-name="T7">is effective, but no one else is fooled.</text:span></text:p>
      <text:p text:style-name="P3"/>
      <text:p text:style-name="P6"><text:span text:style-name="T10">Polymorph</text:span></text:p>
      <text:p text:style-name="P6"><text:span text:style-name="T7">Transmutation</text:span></text:p>
      <text:p text:style-name="P6"><text:span text:style-name="T8">Skill Check: </text:span><text:span text:style-name="T7">Knowledge (arcane lore) DC 31, 5 successes, and Knowledge (earth and life sciences) DC 31, 1 success; </text:span><text:span text:style-name="T8">Failure: </text:span><text:span text:style-name="T7">Two consecutive failed skill checks; </text:span><text:span text:style-name="T8">Components: </text:span><text:span text:style-name="T7">V, S, M, F; </text:span><text:span text:style-name="T8">Casting Time: </text:span><text:span text:style-name="T7">60 minutes (minimum); </text:span><text:span text:style-name="T8">Range: </text:span><text:span text:style-name="T7">Touch; </text:span><text:span text:style-name="T8">Target: </text:span><text:span text:style-name="T7">Willing creature touched; </text:span><text:span text:style-name="T8">Duration: </text:span><text:span text:style-name="T7">12 minutes; </text:span><text:span text:style-name="T8">Saving Throw: </text:span><text:span text:style-name="T7">Fortitude negates; </text:span><text:span text:style-name="T8">Spell Resistance: </text:span><text:span text:style-name="T7">Yes</text:span></text:p>
      <text:p text:style-name="P6"><text:span text:style-name="T7">The </text:span><text:span text:style-name="T9">polymorph </text:span><text:span text:style-name="T7">incantation gives a creature another form that you designate, which must be within one size category of the subject’s normal size. The new form can have no more Hit Dice than you or the subject has (whichever is greater), and in any case the assumed form cannot have more than 15 Hit Dice. You can transform the subject into an average member of its own species. The new form cannot be an elemental, outsider, or undead unless the subject is that type already. The new form can’t be incorporeal or gaseous.</text:span></text:p>
      <text:p text:style-name="P6"><text:span text:style-name="T7">The subject’s Strength, Dexterity, and Constitution scores change to the average scores for the new form.. The subject doesn’t gain or lose any hit points, regardless of its new Constitution score.</text:span></text:p>
      <text:p text:style-name="P6"><text:span text:style-name="T7">The subject retains its own Intelligence, Wisdom, and Charisma scores. The subject’s class and level, hit points, alignment, base attack bonus, and base save bonuses all remain the same. (New Strength, Dexterity, and Constitution scores may affect final attack and save bonuses.) The subject also retains all extraordinary, supernatural, and spell-like abilities, as well as any spellcasting ability.</text:span></text:p>
      <text:p text:style-name="P6"><text:span text:style-name="T7">You can freely designate the new form’s minor physical qualities (such as hair color, hair texture, and skin color) within the normal ranges for a creature of that type. The new form’s significant physical qualities (such as height, weight, and gender) are also under your control, but must fall within the norms for the new form’s species. The subject is effectively disguised as an average member of the new form’s race. If you use this spell to create a disguise, you get a +10 bonus on your Disguise check.</text:span></text:p>
      <text:p text:style-name="P6"><text:span text:style-name="T7">The subject acquires the physical qualities of the new form while retaining its own mind. Physical qualities include natural size, mundane movement capabilities (such as burrowing, climbing, walking, swimming, and flight with wings, up to a maximum speed of 120 feet for flying or 60 feet for nonflying), darkvision and/or low-light vision, natural armor bonus, natural weapons (such as claws, bite, and so on), species skill bonuses, species bonus feats, and any gross physical qualities (presence or absence of wings, number of extremities, and so forth). A body with extra limbs does not allow a character to make more attacks (or more advantageous two-weapon attacks) than normal.</text:span></text:p>
      <text:p text:style-name="P6"><text:span text:style-name="T7">The subject also gains any extraordinary special qualities possessed by the new form. You do not gain any extraordinary special qualities not listed above under physical qualities, such as blindsight, fast healing, regeneration, energy resistance, scent, or spell resistance. You do not gain any supernatural abilities or spell-like abilities of the new form.</text:span></text:p>
      <text:p text:style-name="P6"><text:span text:style-name="T7">If the new form is capable of speech, the subject can communicate normally. Though the subject retains any spellcasting ability he had in his original form, the form must be able to speak intelligibly (that is, speak a language) to use verbal components and must have humanlike hands to use somatic or material components.</text:span></text:p>
      <text:p text:style-name="P6"><text:span text:style-name="T7">When the </text:span><text:span text:style-name="T9">polymorph </text:span><text:span text:style-name="T7">occurs, the subject’s equipment, if any, either remains worn or held by the new form (if the new form is capable of wearing or holding the item), or melds into the new form and becomes nonfunctional. When the subject reverts to his true form, any objects previously melded into the new form reappear in the same locations they previously were and are once again functional. Any new items he wore in polymorphed form and can’t wear in his normal form fall off and land at his feet; any that he could wear in either form or carried in a body part common to both forms (mouth, hands, or the like) at the time of reversion are still held in the same way. Any part of the body or piece of equipment that is separated from the whole reverts to its original form.</text:span></text:p>
      <text:p text:style-name="P6"><text:span text:style-name="T9">Options: </text:span><text:span text:style-name="T7">If you have a living, helpless creature that can serve as a model for the target creature, the DC on the Knowledge (arcane lore) checks for this incantation is reduced by –2.</text:span></text:p>
      <text:p text:style-name="P6"><text:span text:style-name="T9">Material Component: </text:span><text:span text:style-name="T7">Part of the kind of creature that the target will turn into, such as a hair, scale, or feather.</text:span></text:p>
      <text:p text:style-name="P6"><text:span text:style-name="T9">Focus: </text:span><text:span text:style-name="T7">Laboratory equipment (purchase DC 25).</text:span></text:p>
      <text:p text:style-name="P6"><text:span text:style-name="T9">Failure: </text:span><text:span text:style-name="T7">Damage. The target takes 12d6 points of damage.</text:span></text:p>
      <text:p text:style-name="P3"/>
      <text:p text:style-name="P6"><text:span text:style-name="T10">Possession</text:span></text:p>
      <text:p text:style-name="P6"><text:span text:style-name="T7">Necromancy</text:span></text:p>
      <text:p text:style-name="P6"><text:span text:style-name="T8">Skill Check: </text:span><text:span text:style-name="T7">Knowledge (arcane lore) DC 34, 6 successes; </text:span><text:span text:style-name="T8">Failure: </text:span><text:span text:style-name="T7">Two consecutive failed skill checks; </text:span><text:span text:style-name="T8">Components: </text:span><text:span text:style-name="T7">V, S, M, XP; </text:span><text:span text:style-name="T8">Casting Time: </text:span><text:span text:style-name="T7">60 minutes (minimum); </text:span><text:span text:style-name="T8">Range: </text:span><text:span text:style-name="T7">Touch; </text:span><text:span text:style-name="T8">Target: </text:span><text:span text:style-name="T7">One helpless creature of fewer Hit Dice than you; </text:span><text:span text:style-name="T8">Duration: </text:span><text:span text:style-name="T7">12 hours (D); </text:span><text:span text:style-name="T8">Saving Throw: </text:span><text:span text:style-name="T7">Will negates (DC 16 + caster’s Charisma modifier); </text:span><text:span text:style-name="T8">Spell Resistance: </text:span><text:span text:style-name="T7">Yes</text:span></text:p>
      <text:p text:style-name="P6"><text:soft-page-break/><text:span text:style-name="T7">By casting the </text:span><text:span text:style-name="T9">possession </text:span><text:span text:style-name="T7">incantation, you place the subject’s soul in a receptacle (a gem or large crystal) while your soul inhabits the subject’s body, leaving your body lifeless. Then you can attempt to take control of a nearby body, forcing its soul into the receptacle. The spell ends when you send your soul back to your own body (restoring the subject’s soul to its body and causing the receptacle to crumble into dust).</text:span></text:p>
      <text:p text:style-name="P6"><text:span text:style-name="T7">You possess the body and force the creature’s soul into the receptacle unless the subject succeeds at a Will save. Failure to take over the host leaves your life force in your body, and the receptacle turns to dust. If successful, your life force occupies the host body, and the host’s life force is imprisoned in the receptacle. You keep your Intelligence, Wisdom, Charisma, level, class, base attack bonus, base save bonuses, alignment, and mental abilities.</text:span></text:p>
      <text:p text:style-name="P6"><text:span text:style-name="T7">The body retains its Strength, Dexterity, Constitution, hit points, natural abilities, and automatic abilities. A body with extra limbs does not allow you to make more attacks (or more advantageous two-weapon attacks) than normal. You can’t choose to activate the body’s extraordinary or supernatural abilities. The creature’s spells and spell-like abilities do not stay with the body.</text:span></text:p>
      <text:p text:style-name="P6"><text:span text:style-name="T7">As an attack or move action, you can send the trapped soul back to its body and return to yours. This ends the spell.</text:span></text:p>
      <text:p text:style-name="P6"><text:span text:style-name="T7">If the host body is slain, you return to your body and the life force of the host departs (that is, it is dead). If the spell ends while you are in a host, you return to your body and the soul in the receptacle returns to its body. Destroying the receptacle ends the spell and returns both souls to their original bodies. The spell can be dispelled at either the receptacle or the host.</text:span></text:p>
      <text:p text:style-name="P6"><text:span text:style-name="T7">When you transfer your soul upon casting, your body is, as near as anyone can tell, dead.</text:span></text:p>
      <text:p text:style-name="P6"><text:span text:style-name="T9">Material Component: </text:span><text:span text:style-name="T7">A large gem or crystal (purchase DC 25).</text:span></text:p>
      <text:p text:style-name="P6"><text:span text:style-name="T9">Experience Point Cost: </text:span><text:span text:style-name="T7">1,000 XP.</text:span></text:p>
      <text:p text:style-name="P6"><text:span text:style-name="T9">Failure: </text:span><text:span text:style-name="T7">Mirrorcast. You wind up trapped inside the receptacle, and the subject’s soul inhabits your body.</text:span></text:p>
      <text:p text:style-name="P3"/>
      <text:p text:style-name="P6"><text:span text:style-name="T10">Quartz Compulsion</text:span></text:p>
      <text:p text:style-name="P6"><text:span text:style-name="T7">Enchantment (Compulsion) [Mind-Affecting, Language-Dependent]</text:span></text:p>
      <text:p text:style-name="P6"><text:span text:style-name="T8">Skill Check: </text:span><text:span text:style-name="T7">Knowledge (arcane lore) DC 33, 6 successes, and Intimidate DC 33, 2 successes; </text:span><text:span text:style-name="T8">Failure: </text:span><text:span text:style-name="T7">Two consecutive failed skill checks; </text:span><text:span text:style-name="T8">Components: </text:span><text:span text:style-name="T7">V, S, F, B; </text:span><text:span text:style-name="T8">Casting Time: </text:span><text:span text:style-name="T7">80 minutes (minimum); </text:span><text:span text:style-name="T8">Range: </text:span><text:span text:style-name="T7">Unlimited; </text:span><text:span text:style-name="T8">Target: </text:span><text:span text:style-name="T7">One creature with fewer Hit Dice that you; </text:span><text:span text:style-name="T8">Duration: </text:span><text:span text:style-name="T7">16 hours (see text); </text:span><text:span text:style-name="T8">Saving Throw: </text:span><text:span text:style-name="T7">Will partial (DC 18 + caster’s Cha modifier); </text:span><text:span text:style-name="T8">Spell Resistance: </text:span><text:span text:style-name="T7">Yes</text:span></text:p>
      <text:p text:style-name="P6"><text:span text:style-name="T7">The </text:span><text:span text:style-name="T9">quartz compulsion </text:span><text:span text:style-name="T7">incantation lets you telepathically contact the subject by gazing through a quartz shard, regardless of where the subject is located. You can telepathically converse for 16 minutes with the subject. Your telepathic contact can also contain a </text:span><text:span text:style-name="T9">suggestion </text:span><text:span text:style-name="T7">(as per the </text:span><text:span text:style-name="T9">suggestion </text:span><text:span text:style-name="T7">psionic power), which the subject does her best to carry out. A successful Will save negates the suggestion effect but not the contact itself. Telepathic communcation is possible even if the creature’s Intelligence score is as low as 1, but you must have a language in common with the subject to communicate. If the message is impossible or meaningless according to the circumstances that exist for the subject at the time the </text:span><text:span text:style-name="T9">quartz compulsion </text:span><text:span text:style-name="T7">comes, the message is understood but the </text:span><text:span text:style-name="T9">suggestion </text:span><text:span text:style-name="T7">is ineffective.</text:span></text:p>
      <text:p text:style-name="P6"><text:span text:style-name="T9">Focus</text:span><text:span text:style-name="T7">: A carefully cut shard of quartz (purchase DC 22).</text:span></text:p>
      <text:p text:style-name="P6"><text:span text:style-name="T9">Backlash: </text:span><text:span text:style-name="T7">Caster is exhausted.</text:span></text:p>
      <text:p text:style-name="P6"><text:span text:style-name="T9">Failure: </text:span><text:span text:style-name="T7">Reversal. You converse with the subject normally, but the </text:span><text:span text:style-name="T9">suggestion </text:span><text:span text:style-name="T7">attempt automatically fails, and the subject can instead compel you (as per the </text:span><text:span text:style-name="T9">suggestion </text:span><text:span text:style-name="T7">psionic power). You don’t get a saving throw, and spell resistance does not apply. Depending on the specific </text:span><text:span text:style-name="T9">suggestion</text:span><text:span text:style-name="T7">, you may not realize that your attempt failed or that you’ve been compelled.</text:span></text:p>
      <text:p text:style-name="P3"/>
      <text:p text:style-name="P6"><text:span text:style-name="T10">Satellite Tracking</text:span></text:p>
      <text:p text:style-name="P6"><text:span text:style-name="T7">Divination</text:span></text:p>
      <text:p text:style-name="P6"><text:span text:style-name="T8">Skill Check: </text:span><text:span text:style-name="T7">Knowledge (arcane lore) DC 34, 6 successes, and Computer Use DC 34, 2 successes; </text:span><text:span text:style-name="T8">Failure: </text:span><text:span text:style-name="T7">Two consecutive failed skill checks; </text:span><text:span text:style-name="T8">Components: </text:span><text:span text:style-name="T7">V, S, F; </text:span><text:span text:style-name="T8">Casting Time: </text:span><text:span text:style-name="T7">80 minutes (minimum); </text:span><text:span text:style-name="T8">Range: </text:span><text:span text:style-name="T7">Unlimited; </text:span><text:span text:style-name="T8">Target: </text:span><text:span text:style-name="T7">One living creature or object; </text:span><text:span text:style-name="T8">Duration: </text:span><text:span text:style-name="T7">Instantaneous; </text:span><text:span text:style-name="T8">Saving Throw: </text:span><text:span text:style-name="T7">None; </text:span><text:span text:style-name="T8">Spell Resistance: </text:span><text:span text:style-name="T7">No</text:span></text:p>
      <text:p text:style-name="P6"><text:soft-page-break/><text:span text:style-name="T7">A </text:span><text:span text:style-name="T9">satellite tracking </text:span><text:span text:style-name="T7">incantation is among the most powerful means of locating creatures or objects. You learn the exact location of a single individual or object. </text:span><text:span text:style-name="T9">Satellite tracking </text:span><text:span text:style-name="T7">circumvents normal means of protection from scrying or location.</text:span></text:p>
      <text:p text:style-name="P6"><text:span text:style-name="T7">The incantation reveals global positioning system (GPS) coordinates for the subject, and a successful computer search (Computer Use check, DC 15) supplies the name of the location (place, name, business name, building name, or the like), community, county (or similar political division), and country where the subject lies.</text:span></text:p>
      <text:p text:style-name="P6"><text:span text:style-name="T7">To find a creature with the spell, you must have seen the creature or have some item that once belonged to it. To find an object, you must have touched the object at least once. </text:span></text:p>
      <text:p text:style-name="P6"><text:span text:style-name="T9">Focus: </text:span><text:span text:style-name="T7">A satellite dish, computer, and telemetry software (purchase DC 25).</text:span></text:p>
      <text:p text:style-name="P6"><text:span text:style-name="T9">Failure: </text:span><text:span text:style-name="T7">Falsehood. The caster obtains bogus GPS data. At the GM’s discretion, the bogus data may lead the caster to a creature or object thematically similar to the intended target. </text:span></text:p>
      <text:p text:style-name="P3"/>
      <text:p text:style-name="P6"><text:span text:style-name="T10">Sigil of Algos</text:span></text:p>
      <text:p text:style-name="P6"><text:span text:style-name="T7">Enchantment (Compulsion) [Mind-Affecting]</text:span></text:p>
      <text:p text:style-name="P6"><text:span text:style-name="T8">Skill Check: </text:span><text:span text:style-name="T7">Knowledge (arcane lore) DC 32, 6 successes; </text:span><text:span text:style-name="T8">Failure: </text:span><text:span text:style-name="T7">Two consecutive failed skill checks; </text:span><text:span text:style-name="T8">Components: </text:span><text:span text:style-name="T7">V, S, M, XP; </text:span><text:span text:style-name="T8">Casting Time: </text:span><text:span text:style-name="T7">60 minutes (minimum); </text:span><text:span text:style-name="T8">Range: </text:span><text:span text:style-name="T7">Touch; </text:span><text:span text:style-name="T8">Effect: </text:span><text:span text:style-name="T7">60 ft. burst centered on magic rune (see text); </text:span><text:span text:style-name="T8">Duration: </text:span><text:span text:style-name="T7">12 minutes (and see text); </text:span><text:span text:style-name="T8">Saving Throw: </text:span><text:span text:style-name="T7">Will negates (DC 16 + caster’s Charisma modifier); </text:span><text:span text:style-name="T8">Spell Resistance: </text:span><text:span text:style-name="T7">Yes</text:span></text:p>
      <text:p text:style-name="P6"><text:span text:style-name="T7">This incantation, named after the Greek god of pain, allows you to scribe a potent rune of power upon a surface. When triggered, the </text:span><text:span text:style-name="T9">sigil of Algos </text:span><text:span text:style-name="T7">causes one or more creatures within 60 feet of the rune (treat as a burst) to suffer wracking pain if they fail a Fortitude save. The pain imposes a –4 penalty on attack rolls, skill checks, and saving throws. These effects last for 12 hours after the creature leaves the area of the spell.</text:span></text:p>
      <text:p text:style-name="P6"><text:span text:style-name="T7">Once triggered, the symbol becomes active and glows, lasting for 12 minutes. Any creature who enters the area while the </text:span><text:span text:style-name="T9">sigil of Algos </text:span><text:span text:style-name="T7">is active is subject to its effects, whether or not that creature was in the area when it was triggered. A creature need only save against the symbol once as long as it remains within the area, though if it leaves the area and returns while the symbol is still active, it must save again. </text:span></text:p>
      <text:p text:style-name="P6"><text:span text:style-name="T7">Until it is triggered, the </text:span><text:span text:style-name="T9">sigil of Algos </text:span><text:span text:style-name="T7">is inactive (though visible and legible at a range of up to 60 feet). To be effective, a </text:span><text:span text:style-name="T9">sigil of Algos </text:span><text:span text:style-name="T7">must always be placed in plain sight and in a prominent location. Covering or hiding the rune renders it ineffective (unless a creature removes the covering, in which case the </text:span><text:span text:style-name="T9">sigil of Algos </text:span><text:span text:style-name="T7">works normally).</text:span></text:p>
      <text:p text:style-name="P6"><text:span text:style-name="T7">As a default, a </text:span><text:span text:style-name="T9">sigil of Algos </text:span><text:span text:style-name="T7">is triggered whenever a creature does one or more of the following, as you select: looks at the rune; reads the rune; touches the rune; passes over the rune; or passes through a portal bearing the rune. Regardless of the trigger method or methods chosen, a creature more than 60 feet from a </text:span><text:span text:style-name="T9">sigil of Algos </text:span><text:span text:style-name="T7">can’t trigger it (even if they meet one or more of the triggering conditions, such as reading it). Once the incantation is complete, the triggering conditions cannot be changed. </text:span></text:p>
      <text:p text:style-name="P6"><text:span text:style-name="T7">In this case, “reading” the rune means any attempt to study it, identify it, or fathom its meaning. Throwing a cover over a </text:span><text:span text:style-name="T9">sigil of Algos </text:span><text:span text:style-name="T7">to render it inoperative triggers it if it reacts to touch. You can’t use a </text:span><text:span text:style-name="T9">sigil of Algos </text:span><text:span text:style-name="T7">offensively; for instance, a touch-triggered rune remains untriggered if an item bearing the </text:span><text:span text:style-name="T9">sigil of Algos </text:span><text:span text:style-name="T7">is used to touch a creature. Likewise, a </text:span><text:span text:style-name="T9">sigil of Algos </text:span><text:span text:style-name="T7">cannot be placed on a weapon and set to activate when the weapon strikes a foe.</text:span></text:p>
      <text:p text:style-name="P6"><text:span text:style-name="T7">You can also set special triggering limitations of your own. These can be as simple or elaborate as you desire. Special conditions for triggering a </text:span><text:span text:style-name="T9">sigil of Algos </text:span><text:span text:style-name="T7">can be based on a creature’s name, identity, or allegiances, but otherwise must be based on observable actions or qualities. Intangibles such as level, class, Hit Dice, and hit points don’t qualify. </text:span></text:p>
      <text:p text:style-name="P6"><text:span text:style-name="T7">When scribing a </text:span><text:span text:style-name="T9">sigil of Algos</text:span><text:span text:style-name="T7">, you can specify a password or phrase that prevents a creature using it from triggering the rune. Anyone using the password remains immune to that particular rune’s effects so long as the character remains within 60 feet of the </text:span><text:span text:style-name="T9">sigil of Algos</text:span><text:span text:style-name="T7">. If the character leaves the radius and returns later, he must use the password again. You also can attune any number of creatures to the </text:span><text:span text:style-name="T9">sigil of Algos</text:span><text:span text:style-name="T7">, but doing this can extend the casting time. Attuning one or two creatures takes negligible time, and attuning a small group (up to ten creatures) extends the casting time by 1 hour. Attuning a large group (up to 25 creatures) takes one day. Attuning larger groups takes proportionately longer, as the GM sees fit. Any creature attuned to a </text:span><text:span text:style-name="T9">sigil of Algos </text:span><text:span text:style-name="T7">cannot trigger it and is immune to its effects, even if within its radius when triggered. You are automatically considered attuned to your own sigils, and thus always ignore the effects and cannot inadvertently trigger them.</text:span></text:p>
      <text:p text:style-name="P6"><text:span text:style-name="T9">Read magic </text:span><text:span text:style-name="T7">allows you to identify a </text:span><text:span text:style-name="T9">sigil of Algos </text:span><text:span text:style-name="T7">with a successful Spellcraft check (DC 16). Of course, if the </text:span><text:span text:style-name="T9">sigil of Algos </text:span><text:span text:style-name="T7">is set to be triggered by reading it, this will trigger the symbol.</text:span></text:p>
      <text:p text:style-name="P6"><text:span text:style-name="T7">The </text:span><text:span text:style-name="T9">sigil of Algos </text:span><text:span text:style-name="T7">can be removed by a successful </text:span><text:span text:style-name="T9">dispel magic </text:span><text:span text:style-name="T7">targeted solely on the rune. A </text:span><text:span text:style-name="T9">clean </text:span><text:span text:style-name="T7">spell has no effect on a </text:span><text:span text:style-name="T9">sigil of Algos</text:span><text:span text:style-name="T7">. Destruction of the surface where a </text:span><text:span text:style-name="T9">sigil of Algos </text:span><text:span text:style-name="T7">is inscribed destroys the rune but also triggers its effects.</text:span></text:p>
      <text:p text:style-name="P6"><text:span text:style-name="T7">Note: Magic traps such as </text:span><text:span text:style-name="T9">sigil of Algos </text:span><text:span text:style-name="T7">are hard to detect and disable. Characters can use the Search skill to find a </text:span><text:span text:style-name="T9">sigil of Algos </text:span><text:span text:style-name="T7">and the Disable Device skill to thwart it. The DC in each case is 31.</text:span></text:p>
      <text:p text:style-name="P6"><text:span text:style-name="T9">Material Component: </text:span><text:span text:style-name="T7">Rare alchemical paints and herbs (purchase DC 20).</text:span></text:p>
      <text:p text:style-name="P6"><text:span text:style-name="T9">Experience Point Cost: </text:span><text:span text:style-name="T7">500 XP.</text:span></text:p>
      <text:p text:style-name="P6"><text:soft-page-break/><text:span text:style-name="T9">Failure: </text:span><text:span text:style-name="T7">Reversal. The sigil affects anyone, including the caster and any bystanders, who looks at it or reads it. </text:span></text:p>
      <text:p text:style-name="P3"/>
      <text:p text:style-name="P6"><text:span text:style-name="T10">Sigil of Lyssa</text:span></text:p>
      <text:p text:style-name="P6"><text:span text:style-name="T7">Enchantment (Compulsion) [Mind-Affecting]</text:span></text:p>
      <text:p text:style-name="P6"><text:span text:style-name="T8">Skill Check: </text:span><text:span text:style-name="T7">Knowledge (arcane lore) DC 35, 7 successes (and see text); </text:span><text:span text:style-name="T8">Failure: </text:span><text:span text:style-name="T7">Two consecutive failed skill checks; </text:span><text:span text:style-name="T8">Components: </text:span><text:span text:style-name="T7">V, S, M, XP; </text:span><text:span text:style-name="T8">Casting Time: </text:span><text:span text:style-name="T7">70 minutes (minimum); </text:span><text:span text:style-name="T8">Range: </text:span><text:span text:style-name="T7">Touch; </text:span><text:span text:style-name="T8">Effect: </text:span><text:span text:style-name="T7">60 ft. burst centered on magic rune (see text); </text:span><text:span text:style-name="T8">Duration: </text:span><text:span text:style-name="T7">16 minutes (and see text); </text:span><text:span text:style-name="T8">Saving Throw: </text:span><text:span text:style-name="T7">Will negates (DC 18 + caster’s Charisma modifier); </text:span><text:span text:style-name="T8">Spell Resistance: </text:span><text:span text:style-name="T7">Yes</text:span></text:p>
      <text:p text:style-name="P6"><text:span text:style-name="T7">As the </text:span><text:span text:style-name="T9">sigil of Algos </text:span><text:span text:style-name="T7">incantation, except that the rune causes creatures within 60 feet of the rune (treat as a burst) to go temporarily insane if they fail their Will saves. Creatures affected by this spell behave randomly for the next 16 hours, as indicated on the following table:</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4">1d10</text:span></text:p>
          </table:table-cell>
          <table:table-cell table:style-name="Table2.A1" office:value-type="string">
            <text:p text:style-name="P7"><text:span text:style-name="T4">Behavior</text:span></text:p>
          </table:table-cell>
        </table:table-row>
        <table:table-row table:style-name="Table2.1">
          <table:table-cell table:style-name="Table2.A2" office:value-type="string">
            <text:p text:style-name="P7"><text:span text:style-name="T3">1</text:span></text:p>
          </table:table-cell>
          <table:table-cell table:style-name="Table2.A2" office:value-type="string">
            <text:p text:style-name="P7"><text:span text:style-name="T3">Wander away for 1 minute (unless prevented)</text:span></text:p>
          </table:table-cell>
        </table:table-row>
        <table:table-row table:style-name="Table2.1">
          <table:table-cell table:style-name="Table2.A2" office:value-type="string">
            <text:p text:style-name="P6"><text:span text:style-name="T3">2–6</text:span></text:p>
          </table:table-cell>
          <table:table-cell table:style-name="Table2.A2" office:value-type="string">
            <text:p text:style-name="P6"><text:span text:style-name="T3">Do nothing for 1 round</text:span></text:p>
          </table:table-cell>
        </table:table-row>
        <table:table-row table:style-name="Table2.1">
          <table:table-cell table:style-name="Table2.A2" office:value-type="string">
            <text:p text:style-name="P6"><text:span text:style-name="T3">7–9</text:span></text:p>
          </table:table-cell>
          <table:table-cell table:style-name="Table2.A2" office:value-type="string">
            <text:p text:style-name="P6"><text:span text:style-name="T3">Attack nearest creature for 1 round</text:span></text:p>
          </table:table-cell>
        </table:table-row>
        <table:table-row table:style-name="Table2.1">
          <table:table-cell table:style-name="Table2.A5" office:value-type="string">
            <text:p text:style-name="P7"><text:span text:style-name="T3">10</text:span></text:p>
          </table:table-cell>
          <table:table-cell table:style-name="Table2.A5" office:value-type="string">
            <text:p text:style-name="P7"><text:span text:style-name="T3">Act normally for 1 round</text:span></text:p>
          </table:table-cell>
        </table:table-row>
      </table:table>
      <text:p text:style-name="P6"><text:span text:style-name="T7">Except on a result of 1, roll again each round on the creature’s turn to see what the subject does that round. Wandering creatures leave the scene as if disinterested. Attackers are not at any special advantage when attacking them. Behavior is checked at the beginning of each creature’s turn. Any confused creature that is attacked automatically attacks its attackers on its next turn. </text:span><text:span text:style-name="T9">Remove curse </text:span><text:span text:style-name="T7">won’t end the insanity, but a </text:span><text:span text:style-name="T9">break enchantment </text:span><text:span text:style-name="T7">spell or </text:span><text:span text:style-name="T9">heal </text:span><text:span text:style-name="T7">incantation will.</text:span></text:p>
      <text:p text:style-name="P6"><text:span text:style-name="T7">Once triggered, the symbol becomes active and glows, lasting for 16 minutes. Any creature that enters the area while the </text:span><text:span text:style-name="T9">sigil of Lyssa </text:span><text:span text:style-name="T7">is active is subject to its effects, whether or not that creature was in the area when it was triggered. A creature need only save against the symbol once as long as it remains within the area, though if it leaves the area and returns while the symbol is still active, it must save again.</text:span></text:p>
      <text:p text:style-name="P6"><text:span text:style-name="T9">Read magic </text:span><text:span text:style-name="T7">allows you to identify a </text:span><text:span text:style-name="T9">sigil of Lyssa </text:span><text:span text:style-name="T7">with a successful Spellcraft check (DC 18). Of course, if the </text:span><text:span text:style-name="T9">sigil of Algos </text:span><text:span text:style-name="T7">is set to be triggered by reading it, this will trigger the symbol.</text:span></text:p>
      <text:p text:style-name="P6"><text:span text:style-name="T7">Note: Magic traps such as </text:span><text:span text:style-name="T9">sigil of Lyssa </text:span><text:span text:style-name="T7">are hard to detect and disable. Characters can use the Search skill to find a </text:span><text:span text:style-name="T9">sigil of Lyssa </text:span><text:span text:style-name="T7">and Disable Device to thwart it. The DC in each case is 33.</text:span></text:p>
      <text:p text:style-name="P6"><text:span text:style-name="T9">Material Component: </text:span><text:span text:style-name="T7">Rare alchemical paints and herbs (purchase DC 25).</text:span></text:p>
      <text:p text:style-name="P6"><text:span text:style-name="T9">Experience Point Cost: </text:span><text:span text:style-name="T7">700 XP.</text:span></text:p>
      <text:p text:style-name="P6"><text:span text:style-name="T9">Failure: </text:span><text:span text:style-name="T7">Reversal. The sigil affects anyone, including the caster and any bystanders, who looks at it or reads it.</text:span></text:p>
      <text:p text:style-name="P3"/>
      <text:p text:style-name="P6"><text:span text:style-name="T10">Subjugate Outsider</text:span></text:p>
      <text:p text:style-name="P6"><text:span text:style-name="T7">Conjuration (Calling)</text:span></text:p>
      <text:p text:style-name="P6"><text:soft-page-break/><text:span text:style-name="T8">Skill Check: </text:span><text:span text:style-name="T7">Knowledge (arcane lore) DC 33, 6 successes; </text:span><text:span text:style-name="T8">Failure: </text:span><text:span text:style-name="T7">Two consecutive failed skill checks; </text:span><text:span text:style-name="T8">Components: </text:span><text:span text:style-name="T7">V, S, M, SC, B; </text:span><text:span text:style-name="T8">Casting Time: </text:span><text:span text:style-name="T7">6 hours (minimum); </text:span><text:span text:style-name="T8">Range: </text:span><text:span text:style-name="T7">55 ft.; </text:span><text:span text:style-name="T8">Target: </text:span><text:span text:style-name="T7">One outsider of up to CR 6 (see text); </text:span><text:span text:style-name="T8">Duration: </text:span><text:span text:style-name="T7">Instantaneous (see text); </text:span><text:span text:style-name="T8">Saving Throw: </text:span><text:span text:style-name="T7">Will negates (DC 16 + caster’s Charisma modifier); </text:span><text:span text:style-name="T8">Spell Resistance: </text:span><text:span text:style-name="T7">Yes</text:span></text:p>
      <text:p text:style-name="P6"><text:span text:style-name="T7">Casting this incantation attempts a dangerous act: to lure a creature from another dimension or plane to a specifically prepared trap. The called creature is held in the trap until it agrees to perform one service in return for its freedom.</text:span></text:p>
      <text:p text:style-name="P6"><text:span text:style-name="T7">The trap is a ward similar to a </text:span><text:span text:style-name="T9">magic circle </text:span><text:span text:style-name="T7">spell, but focused inward. The type of creature to be bound must be known and stated. If it has a specific, proper, or given name, this must be uttered during the incantation. If you wish to call a vivilor with this incantation, you can choose its abilities just as if you had cast the </text:span><text:span text:style-name="T9">summon vivilor </text:span><text:span text:style-name="T7">spell.</text:span></text:p>
      <text:p text:style-name="P6"><text:span text:style-name="T7">The target creature must attempt a Will saving throw. If the saving throw succeeds, the creature resists the incantation. If the saving throw fails, the creature is immediately drawn to the trap (spell resistance does not keep the creature from being called). The creature can escape from the trap with a successful spell resistance roll or a successful Charisma check (DC 20 + the caster’s Charisma modifier). It can try each method once per day. If it breaks loose, it can flee or attack you.</text:span></text:p>
      <text:p text:style-name="P6"><text:span text:style-name="T7">If the creature does not break free of the trap, you can keep it bound for as long as you dare. You can attempt to compel the creature to perform a service by describing the service and perhaps offering some sort of reward. You make a Charisma check opposed by the creature’s Charisma check. The GM then assigns a bonus based on the service and reward, from +0 to +6. This bonus applies to your Charisma check. If the creature wins the opposed check, it refuses service. New offers, bribes, and the like can be made or the old ones reoffered every 24 hours. This can be repeated until the creature promises to serve, until it breaks free, or until you decide to get rid of it by means of some other spell or incantation. Impossible demands or unreasonable commands are never agreed to. If you roll a 1 on the Charisma check, the creature breaks free of the trap and can escape or attack you.</text:span></text:p>
      <text:p text:style-name="P6"><text:span text:style-name="T7">Once the requested service is completed, the creature need only so inform you to be instantly sent back whence it came. The creature might later seek revenge. If you assign some open-ended task that the creature cannot complete though its own actions, the incantation remains in effect for a maximum of ten days, and the creature gains an immediate chance to break free. Note that a clever recipient can subvert some instructions.</text:span></text:p>
      <text:p text:style-name="P6"><text:span text:style-name="T9">Options: </text:span><text:span text:style-name="T7">If you call an outsider of CR 11 to CR 15, the DC for the incantation is increased by +4. If you call an outsider of CR 16 or higher, the DC for the incantation is increased by +8.</text:span></text:p>
      <text:p text:style-name="P6"><text:span text:style-name="T9">Material Component: </text:span><text:span text:style-name="T7">Various rare alchemical pigments (purchase DC 25), which are used to trace a series of symbols in a circle on the floor. This circle is the trap for the outsider.</text:span></text:p>
      <text:p text:style-name="P6"><text:span text:style-name="T9">Secondary Casters: </text:span><text:span text:style-name="T7">12 required (not including primary caster).</text:span></text:p>
      <text:p text:style-name="P6"><text:span text:style-name="T9">Backlash: </text:span><text:span text:style-name="T7">All casters (primary and secondary) receive one negative level (Fortitude save, DC 15, to remove).</text:span></text:p>
      <text:p text:style-name="P6"><text:span text:style-name="T9">Failure: </text:span><text:span text:style-name="T7">Attack. The called outsider immediately attacks the casters, and is thereafter roams the world freely for 10 days before returning to its home plane or dimension.</text:span></text:p>
      <text:p text:style-name="P3"/>
      <text:p text:style-name="P6"><text:span text:style-name="T10">Teleport</text:span></text:p>
      <text:p text:style-name="P6"><text:span text:style-name="T7">Conjuration (Teleporting)</text:span></text:p>
      <text:p text:style-name="P6"><text:span text:style-name="T8">Skill Check: </text:span><text:span text:style-name="T7">Knowledge (arcane lore) DC 31, 5 successes, and Navigate DC 31, 1 success; </text:span><text:span text:style-name="T8">Failure: </text:span><text:span text:style-name="T7">Two consecutive failed skill checks; </text:span><text:span text:style-name="T8">Components: </text:span><text:span text:style-name="T7">V, S, SC, B; </text:span><text:span text:style-name="T8">Casting Time: </text:span><text:span text:style-name="T7">60 minutes (minimum); </text:span><text:span text:style-name="T8">Range: </text:span><text:span text:style-name="T7">Personal and Touch; </text:span><text:span text:style-name="T8">Target: </text:span><text:span text:style-name="T7">You, up to six touched willing creatures, and touched objects weighing up to 500 lb./level; </text:span><text:span text:style-name="T8">Duration: </text:span><text:span text:style-name="T7">Instantaneous; </text:span><text:span text:style-name="T8">Saving Throw: </text:span><text:span text:style-name="T7">None; </text:span><text:span text:style-name="T8">Spell Resistance: </text:span><text:span text:style-name="T7">No</text:span></text:p>
      <text:p text:style-name="P6"><text:span text:style-name="T7">This incantation instantly transports you to a designated destination up to 1,000 miles away. You can bring along up to 500 pounds of touched objects and up to six additional willing creatures (and their gear or objects up to their maximum load). All creatures to be transported must be in contact with one another, and at least one of those creatures must be in contact with you. The creatures may be the secondary casters of the incantation, but they don’t need to be.</text:span></text:p>
      <text:p text:style-name="P6"><text:span text:style-name="T7">You must have some clear idea of the location and layout of the destination. The clearer your mental image, the more likely the teleportation works. Areas of strong physical or magical energies may make teleportation more hazardous or even impossible.</text:span></text:p>
      <text:p text:style-name="P6"><text:span text:style-name="T9">Options: </text:span><text:span text:style-name="T7">If you have global positioning system coordinates for your destination, decrease the Knowledge (arcane lore) and Navigate check DCs by –2.</text:span></text:p>
      <text:p text:style-name="P6"><text:span text:style-name="T9">Secondary Casters: </text:span><text:span text:style-name="T7">Three required (not including primary caster).</text:span></text:p>
      <text:p text:style-name="P6"><text:span text:style-name="T9">Backlash: </text:span><text:span text:style-name="T7">All casters take 2d6 points of damage.</text:span></text:p>
      <text:p text:style-name="P6"><text:span text:style-name="T9">Failure: </text:span><text:span text:style-name="T7">Mirrorcast. If the second consecutive Knowledge (arcane lore) check fails by 5 or less, you arrive off target, appearing safely a random distance away from the destination in a random direction. Distance off target is 1d10 x 1d10% of the distance that was to be traveled. The GM determines the direction off target randomly, such as by rolling 1d8 and designating 1 as north, 2 as northeast, and so forth. </text:span></text:p>
      <text:p text:style-name="P6"><text:soft-page-break/><text:span text:style-name="T7">If the second Knowledge (arcane lore) check fails by 6 or more, you wind up in an area that’s visually or thematically opposite to the destination. The GM determines the point of arrival.</text:span></text:p>
      <text:p text:style-name="P4"/>
      <text:p text:style-name="P4"/>
      <text:p text:style-name="P6"><text:span text:style-name="T10">Creating New Incantations</text:span></text:p>
      <text:p text:style-name="P6"><text:span text:style-name="T7">Designing unique incantations is a tricky balancing act. Incantations are intentionally constructed to be much more idiosyncratic than spells. Since incantations hinge on Knowledge (arcane lore) checks, it’s possible for characters to gain access to powerful magic before they are ready for it.</text:span></text:p>
      <text:p text:style-name="P6"><text:span text:style-name="T7">Incantations are built from building blocks called seeds, which describe in general terms the magic effect you’re trying to create. When you’re designing your own incantation, you’ll first choose which seed (or seeds) you want for the incantation.</text:span></text:p>
      <text:p text:style-name="P6"><text:span text:style-name="T7">Each seed comes with its own Knowledge (arcane lore) DC, which will serve as the base DC for the incantation you’re designing. If you’re designing an incantation with more than one seed, choose the most important one to provide the Knowledge (arcane lore) DC. Other seeds add one-third their Knowledge (arcane lore) DC to the total.</text:span></text:p>
      <text:p text:style-name="P6"><text:span text:style-name="T7">Next you’ll apply a number of factors: modifications to the Knowledge (arcane lore) DC based on the specifics of your ritual. Increasing the base range of an incantation, for example, is a factor that will increase the Knowledge (arcane lore) DC. Reducing the duration of the incantation, on the other hand, is a factor that reduces the Knowledge (arcane lore) DC.</text:span></text:p>
      <text:p text:style-name="P6"><text:span text:style-name="T7">The third step is to identify components and options for the incantation. Some of your choices here may modify the Knowledge (arcane lore) DC further.</text:span></text:p>
      <text:p text:style-name="P6"><text:span text:style-name="T7">Next, you’ll set the effective level of the incantation. In some respects, incantations are like 6th- through 9th-level spells. Assess how powerful the incantation is, and assign it an effective level. The effective level determines a number of relatively minor aspects to the incantation: how many total successes are required, the exact save DC of the incantation, and sometimes its precise range and duration.</text:span></text:p>
      <text:p text:style-name="P6"><text:span text:style-name="T8">Total Successes: </text:span><text:span text:style-name="T7">Equal to the incantation’s effective level (minimum 6).</text:span></text:p>
      <text:p text:style-name="P6"><text:span text:style-name="T8">Save DC: </text:span><text:span text:style-name="T7">Equals 10 + incantation’s effective level + caster’s Charisma modifier.</text:span></text:p>
      <text:p text:style-name="P6"><text:span text:style-name="T8">Duration and Range: </text:span><text:span text:style-name="T7">Assume a caster level of twice the spell’s level, using the same formula a spell would. For example an incantation built from a seed with a duration of “minutes” would last 12 minutes if it’s effectively a 6th-level spell. The same incantation with Medium range can affect a target up to 220 feet away.</text:span></text:p>
      <text:p text:style-name="P6"><text:span text:style-name="T7">Finally, you’ll decide how to put the new incantation in your game. Usually, a Research check will suffice to reveal it to the characters, but some incantations can be powerful tools in the hands of NPCs.</text:span></text:p>
      <text:p text:style-name="P6"><text:span text:style-name="T8">Create with Caution</text:span></text:p>
      <text:p text:style-name="P6"><text:span text:style-name="T7">Fundamentally, it’s important to realize that this system is meant as a starting point, not the last word. Anytime you have multiple modifiers to a single DC, the potential for accidental consequences or intentional abuse is there.</text:span></text:p>
      <text:p text:style-name="P6"><text:span text:style-name="T7">To keep incantations under control in your campaign, avoid creating incantations with Knowledge (arcane lore) DCs lower than 30. Conversely, don’t allow any feat, class feature, or magic item that provides a large bonus to Knowledge (arcane lore) checks. Bonuses of +2 or even +4 are fine, but larger bonuses might unbalance your game.</text:span></text:p>
      <text:p text:style-name="P6"><text:span text:style-name="T7">GMs should emphasize how much faster, easier, and safer spells are than incantations. Every incantation you create should have at least one component that’s difficult for the caster to deal with, such as an experience point cost, expensive material component, or significant backlash. Because incantations don’t require spell slots—or even spellcasting ability—you need to make sure that characters can’t simply cast incantations repeatedly, stopping only to sleep.</text:span></text:p>
      <text:p text:style-name="P4"/>
      <text:p text:style-name="P6"><text:span text:style-name="T10">Seed Descriptions</text:span></text:p>
      <text:p text:style-name="P6"><text:span text:style-name="T7">Each seed description hereafter describes the relevant Knowledge (arcane lore) check DC for incantations using the seed and describes typical effects that incantations with that seed produce. Most of the parameters of the seed (range, duration, and so on) can be modified for a specific incantation by applying factors, described in the seed description and in Table: General Factors.</text:span></text:p>
      <text:p text:style-name="P6"><text:soft-page-break/><text:span text:style-name="T7">The following seeds can be used alone or in combination to create incantations for any purpose. If you’re seeking an effect not described below, simply choose a seed that approximates what you’re looking for, then apply an ad-hoc adjustment as you see fit.</text:span></text:p>
      <text:p text:style-name="P4"/>
      <text:p text:style-name="P6"><text:span text:style-name="T10">Incantation Definitions</text:span></text:p>
      <text:p text:style-name="P6"><text:span text:style-name="T7">The following terms are used extensively in this section</text:span></text:p>
      <text:p text:style-name="P6"><text:span text:style-name="T7">of the chapter:</text:span></text:p>
      <text:p text:style-name="P6"><text:span text:style-name="T8">Incantation: </text:span><text:span text:style-name="T7">Powerful ritual magic that requires successful Knowledge (arcane lore) checks to cast. Incantations don’t require spellcasting ability, don’t take up spell slots, can’t be improved using metamagic feats, and need not be prepared ahead of time. </text:span></text:p>
      <text:p text:style-name="P6"><text:span text:style-name="T8">Factor: </text:span><text:span text:style-name="T7">An aspect of the incantation that’s built in when the incantation is designed. Casters have no control over factors; they’re an indelible part of the incantation. When a GM designs an incantation, factors are useful ways to customize an incantation.</text:span></text:p>
      <text:p text:style-name="P6"><text:span text:style-name="T8">Option: </text:span><text:span text:style-name="T7">Aspects of the incantation that make it easier or harder, depending on choices the caster makes. Options provide modifiers to the caster’s Knowledge (arcane lore) check.</text:span></text:p>
      <text:p text:style-name="P6"><text:span text:style-name="T8">Seed: </text:span><text:span text:style-name="T7">The building blocks of incantation, seeds describe magical effects in general terms.</text:span></text:p>
      <text:p text:style-name="P3"/>
      <table:table table:name="Table3" table:style-name="Table3">
        <table:table-column table:style-name="Table3.A"/>
        <table:table-column table:style-name="Table3.B"/>
        <table:table-row table:style-name="Table3.1">
          <table:table-cell table:style-name="Table3.A1" office:value-type="string">
            <text:h text:style-name="P12" text:outline-level="1"><text:span text:style-name="T1">Table: General Factors</text:span></text:h>
          </table:table-cell>
          <table:table-cell table:style-name="Table3.A1" office:value-type="string">
            <text:h text:style-name="P13" text:outline-level="1"/>
          </table:table-cell>
        </table:table-row>
        <table:table-row table:style-name="Table3.1">
          <table:table-cell table:style-name="Table3.A2" office:value-type="string">
            <text:p text:style-name="P7"><text:span text:style-name="T4">Factor</text:span></text:p>
          </table:table-cell>
          <table:table-cell table:style-name="Table3.A2" office:value-type="string">
            <text:p text:style-name="P9"><text:span text:style-name="T4">DC modifier</text:span></text:p>
          </table:table-cell>
        </table:table-row>
        <table:table-row table:style-name="Table3.1">
          <table:table-cell table:style-name="Table3.A2" office:value-type="string">
            <text:h text:style-name="P16" text:outline-level="2"><text:span text:style-name="T1">Skill Checks</text:span></text:h>
          </table:table-cell>
          <table:table-cell table:style-name="Table3.A2" office:value-type="string">
            <text:p text:style-name="P5"/>
          </table:table-cell>
        </table:table-row>
        <table:table-row table:style-name="Table3.1">
          <table:table-cell table:style-name="Table3.A2" office:value-type="string">
            <text:p text:style-name="P6"><text:span text:style-name="T3">Requires skill check other than Knowledge (arcane lore)</text:span></text:p>
          </table:table-cell>
          <table:table-cell table:style-name="Table3.A2" office:value-type="string">
            <text:p text:style-name="P8"><text:span text:style-name="T3">–1</text:span></text:p>
          </table:table-cell>
        </table:table-row>
        <table:table-row table:style-name="Table3.1">
          <table:table-cell table:style-name="Table3.A2" office:value-type="string">
            <text:h text:style-name="P16" text:outline-level="2"><text:span text:style-name="T1">Casting Time</text:span></text:h>
          </table:table-cell>
          <table:table-cell table:style-name="Table3.A2" office:value-type="string">
            <text:p text:style-name="P5"/>
          </table:table-cell>
        </table:table-row>
        <table:table-row table:style-name="Table3.1">
          <table:table-cell table:style-name="Table3.A2" office:value-type="string">
            <text:p text:style-name="P6"><text:span text:style-name="T3">1 hour between checks</text:span></text:p>
          </table:table-cell>
          <table:table-cell table:style-name="Table3.A2" office:value-type="string">
            <text:p text:style-name="P8"><text:span text:style-name="T3">–1</text:span></text:p>
          </table:table-cell>
        </table:table-row>
        <table:table-row table:style-name="Table3.1">
          <table:table-cell table:style-name="Table3.A2" office:value-type="string">
            <text:h text:style-name="P16" text:outline-level="2"><text:span text:style-name="T1">Range</text:span></text:h>
          </table:table-cell>
          <table:table-cell table:style-name="Table3.A2" office:value-type="string">
            <text:p text:style-name="P5"/>
          </table:table-cell>
        </table:table-row>
        <table:table-row table:style-name="Table3.1">
          <table:table-cell table:style-name="Table3.A2" office:value-type="string">
            <text:p text:style-name="P6"><text:span text:style-name="T3">Touch to Close/Close to Touch</text:span></text:p>
          </table:table-cell>
          <table:table-cell table:style-name="Table3.A2" office:value-type="string">
            <text:p text:style-name="P8"><text:span text:style-name="T3">+2/–2</text:span></text:p>
          </table:table-cell>
        </table:table-row>
        <table:table-row table:style-name="Table3.1">
          <table:table-cell table:style-name="Table3.A2" office:value-type="string">
            <text:p text:style-name="P6"><text:span text:style-name="T3">Close to Medium/Medium to Close</text:span></text:p>
          </table:table-cell>
          <table:table-cell table:style-name="Table3.A2" office:value-type="string">
            <text:p text:style-name="P8"><text:span text:style-name="T3">+2/–2</text:span></text:p>
          </table:table-cell>
        </table:table-row>
        <table:table-row table:style-name="Table3.1">
          <table:table-cell table:style-name="Table3.A2" office:value-type="string">
            <text:p text:style-name="P6"><text:span text:style-name="T3">Medium to Long/Long to Medium</text:span></text:p>
          </table:table-cell>
          <table:table-cell table:style-name="Table3.A2" office:value-type="string">
            <text:p text:style-name="P8"><text:span text:style-name="T3">+2/–2</text:span></text:p>
          </table:table-cell>
        </table:table-row>
        <text:soft-page-break/>
        <table:table-row table:style-name="Table3.1">
          <table:table-cell table:style-name="Table3.A2" office:value-type="string">
            <text:h text:style-name="P16" text:outline-level="2"><text:span text:style-name="T1">Target</text:span></text:h>
          </table:table-cell>
          <table:table-cell table:style-name="Table3.A2" office:value-type="string">
            <text:p text:style-name="P5"/>
          </table:table-cell>
        </table:table-row>
        <table:table-row table:style-name="Table3.1">
          <table:table-cell table:style-name="Table3.A2" office:value-type="string">
            <text:p text:style-name="P6"><text:span text:style-name="T3">Unwilling target must be helpless</text:span></text:p>
          </table:table-cell>
          <table:table-cell table:style-name="Table3.A2" office:value-type="string">
            <text:p text:style-name="P8"><text:span text:style-name="T3">–2</text:span></text:p>
          </table:table-cell>
        </table:table-row>
        <table:table-row table:style-name="Table3.1">
          <table:table-cell table:style-name="Table3.A2" office:value-type="string">
            <text:p text:style-name="P6"><text:span text:style-name="T3">Limited targets (by HD, creature type, etc.)</text:span></text:p>
          </table:table-cell>
          <table:table-cell table:style-name="Table3.A2" office:value-type="string">
            <text:p text:style-name="P8"><text:span text:style-name="T3">–3</text:span></text:p>
          </table:table-cell>
        </table:table-row>
        <table:table-row table:style-name="Table3.1">
          <table:table-cell table:style-name="Table3.A2" office:value-type="string">
            <text:p text:style-name="P6"><text:span text:style-name="T3">Single target to multiple targets</text:span></text:p>
          </table:table-cell>
          <table:table-cell table:style-name="Table3.A2" office:value-type="string">
            <text:p text:style-name="P8"><text:span text:style-name="T3">+4</text:span></text:p>
          </table:table-cell>
        </table:table-row>
        <table:table-row table:style-name="Table3.1">
          <table:table-cell table:style-name="Table3.A2" office:value-type="string">
            <text:h text:style-name="P16" text:outline-level="2"><text:span text:style-name="T1">Duration</text:span></text:h>
          </table:table-cell>
          <table:table-cell table:style-name="Table3.A2" office:value-type="string">
            <text:p text:style-name="P5"/>
          </table:table-cell>
        </table:table-row>
        <table:table-row table:style-name="Table3.1">
          <table:table-cell table:style-name="Table3.A2" office:value-type="string">
            <text:p text:style-name="P6"><text:span text:style-name="T3">Rounds to minutes/minutes to rounds</text:span></text:p>
          </table:table-cell>
          <table:table-cell table:style-name="Table3.A2" office:value-type="string">
            <text:p text:style-name="P8"><text:span text:style-name="T3">+2/–2</text:span></text:p>
          </table:table-cell>
        </table:table-row>
        <table:table-row table:style-name="Table3.1">
          <table:table-cell table:style-name="Table3.A2" office:value-type="string">
            <text:p text:style-name="P6"><text:span text:style-name="T3">Minutes to hours/hours to minutes</text:span></text:p>
          </table:table-cell>
          <table:table-cell table:style-name="Table3.A2" office:value-type="string">
            <text:p text:style-name="P8"><text:span text:style-name="T3">+4/–2</text:span></text:p>
          </table:table-cell>
        </table:table-row>
        <table:table-row table:style-name="Table3.1">
          <table:table-cell table:style-name="Table3.A2" office:value-type="string">
            <text:p text:style-name="P6"><text:span text:style-name="T3">Hours to days /days to hours</text:span></text:p>
          </table:table-cell>
          <table:table-cell table:style-name="Table3.A2" office:value-type="string">
            <text:p text:style-name="P8"><text:span text:style-name="T3">+6/–2</text:span></text:p>
          </table:table-cell>
        </table:table-row>
        <table:table-row table:style-name="Table3.1">
          <table:table-cell table:style-name="Table3.A2" office:value-type="string">
            <text:p text:style-name="P6"><text:span text:style-name="T3">Days to permanent/permanent to days</text:span></text:p>
          </table:table-cell>
          <table:table-cell table:style-name="Table3.A2" office:value-type="string">
            <text:p text:style-name="P8"><text:span text:style-name="T3">+10/–4</text:span></text:p>
          </table:table-cell>
        </table:table-row>
        <table:table-row table:style-name="Table3.1">
          <table:table-cell table:style-name="Table3.A2" office:value-type="string">
            <text:h text:style-name="P16" text:outline-level="2"><text:span text:style-name="T1">Material Components</text:span></text:h>
          </table:table-cell>
          <table:table-cell table:style-name="Table3.A2" office:value-type="string">
            <text:p text:style-name="P5"/>
          </table:table-cell>
        </table:table-row>
        <text:soft-page-break/>
        <table:table-row table:style-name="Table3.1">
          <table:table-cell table:style-name="Table3.A2" office:value-type="string">
            <text:p text:style-name="P6"><text:span text:style-name="T3">Expensive component (purchase DC 20–24)</text:span></text:p>
          </table:table-cell>
          <table:table-cell table:style-name="Table3.A2" office:value-type="string">
            <text:p text:style-name="P8"><text:span text:style-name="T3">–1</text:span></text:p>
          </table:table-cell>
        </table:table-row>
        <table:table-row table:style-name="Table3.1">
          <table:table-cell table:style-name="Table3.A2" office:value-type="string">
            <text:p text:style-name="P6"><text:span text:style-name="T3">Expensive component (purchase DC 25–29)</text:span></text:p>
          </table:table-cell>
          <table:table-cell table:style-name="Table3.A2" office:value-type="string">
            <text:p text:style-name="P8"><text:span text:style-name="T3">–2</text:span></text:p>
          </table:table-cell>
        </table:table-row>
        <table:table-row table:style-name="Table3.1">
          <table:table-cell table:style-name="Table3.A2" office:value-type="string">
            <text:p text:style-name="P6"><text:span text:style-name="T3">Expensive component (purchase DC 30+)</text:span></text:p>
          </table:table-cell>
          <table:table-cell table:style-name="Table3.A2" office:value-type="string">
            <text:p text:style-name="P8"><text:span text:style-name="T3">–4</text:span></text:p>
          </table:table-cell>
        </table:table-row>
        <table:table-row table:style-name="Table3.1">
          <table:table-cell table:style-name="Table3.A2" office:value-type="string">
            <text:p text:style-name="P6"><text:span text:style-name="T3">Expensive focus (purchase DC 25–29)</text:span></text:p>
          </table:table-cell>
          <table:table-cell table:style-name="Table3.A2" office:value-type="string">
            <text:p text:style-name="P8"><text:span text:style-name="T3">–1</text:span></text:p>
          </table:table-cell>
        </table:table-row>
        <table:table-row table:style-name="Table3.1">
          <table:table-cell table:style-name="Table3.A2" office:value-type="string">
            <text:p text:style-name="P6"><text:span text:style-name="T3">Expensive focus (purchase DC 30+)</text:span></text:p>
          </table:table-cell>
          <table:table-cell table:style-name="Table3.A2" office:value-type="string">
            <text:p text:style-name="P8"><text:span text:style-name="T3">–2</text:span></text:p>
          </table:table-cell>
        </table:table-row>
        <table:table-row table:style-name="Table3.1">
          <table:table-cell table:style-name="Table3.A2" office:value-type="string">
            <text:h text:style-name="P16" text:outline-level="2"><text:span text:style-name="T1">XP Cost</text:span></text:h>
          </table:table-cell>
          <table:table-cell table:style-name="Table3.A2" office:value-type="string">
            <text:p text:style-name="P5"/>
          </table:table-cell>
        </table:table-row>
        <table:table-row table:style-name="Table3.1">
          <table:table-cell table:style-name="Table3.A2" office:value-type="string">
            <text:p text:style-name="P6"><text:span text:style-name="T3">per 100 XP (max 1,000 XP)</text:span></text:p>
          </table:table-cell>
          <table:table-cell table:style-name="Table3.A2" office:value-type="string">
            <text:p text:style-name="P8"><text:span text:style-name="T3">–1</text:span></text:p>
          </table:table-cell>
        </table:table-row>
        <table:table-row table:style-name="Table3.1">
          <table:table-cell table:style-name="Table3.A2" office:value-type="string">
            <text:h text:style-name="P16" text:outline-level="2"><text:span text:style-name="T1">Extra Casters</text:span></text:h>
          </table:table-cell>
          <table:table-cell table:style-name="Table3.A2" office:value-type="string">
            <text:p text:style-name="P5"/>
          </table:table-cell>
        </table:table-row>
        <table:table-row table:style-name="Table3.1">
          <table:table-cell table:style-name="Table3.A2" office:value-type="string">
            <text:p text:style-name="P6"><text:span text:style-name="T3">Up to 10 secondary casters</text:span></text:p>
          </table:table-cell>
          <table:table-cell table:style-name="Table3.A2" office:value-type="string">
            <text:p text:style-name="P8"><text:span text:style-name="T3">–2</text:span></text:p>
          </table:table-cell>
        </table:table-row>
        <table:table-row table:style-name="Table3.1">
          <table:table-cell table:style-name="Table3.A2" office:value-type="string">
            <text:p text:style-name="P6"><text:span text:style-name="T3">11–100 secondary casters</text:span></text:p>
          </table:table-cell>
          <table:table-cell table:style-name="Table3.A2" office:value-type="string">
            <text:p text:style-name="P8"><text:span text:style-name="T3">–6</text:span></text:p>
          </table:table-cell>
        </table:table-row>
        <text:soft-page-break/>
        <table:table-row table:style-name="Table3.1">
          <table:table-cell table:style-name="Table3.A2" office:value-type="string">
            <text:p text:style-name="P6"><text:span text:style-name="T3">101+ secondary casters</text:span></text:p>
          </table:table-cell>
          <table:table-cell table:style-name="Table3.A2" office:value-type="string">
            <text:p text:style-name="P8"><text:span text:style-name="T3">–10</text:span></text:p>
          </table:table-cell>
        </table:table-row>
        <table:table-row table:style-name="Table3.1">
          <table:table-cell table:style-name="Table3.A2" office:value-type="string">
            <text:h text:style-name="P16" text:outline-level="2"><text:span text:style-name="T1">Backlash</text:span></text:h>
          </table:table-cell>
          <table:table-cell table:style-name="Table3.A2" office:value-type="string">
            <text:p text:style-name="P5"/>
          </table:table-cell>
        </table:table-row>
        <table:table-row table:style-name="Table3.1">
          <table:table-cell table:style-name="Table3.A2" office:value-type="string">
            <text:p text:style-name="P6"><text:span text:style-name="T3">Per 2d6 points of damage</text:span></text:p>
          </table:table-cell>
          <table:table-cell table:style-name="Table3.A2" office:value-type="string">
            <text:p text:style-name="P8"><text:span text:style-name="T3">–1</text:span></text:p>
          </table:table-cell>
        </table:table-row>
        <table:table-row table:style-name="Table3.1">
          <table:table-cell table:style-name="Table3.A2" office:value-type="string">
            <text:p text:style-name="P6"><text:span text:style-name="T3">Caster is exhausted</text:span></text:p>
          </table:table-cell>
          <table:table-cell table:style-name="Table3.A2" office:value-type="string">
            <text:p text:style-name="P8"><text:span text:style-name="T3">–2</text:span></text:p>
          </table:table-cell>
        </table:table-row>
        <table:table-row table:style-name="Table3.1">
          <table:table-cell table:style-name="Table3.A2" office:value-type="string">
            <text:p text:style-name="P6"><text:span text:style-name="T3">Per negative level caster suffers</text:span></text:p>
          </table:table-cell>
          <table:table-cell table:style-name="Table3.A2" office:value-type="string">
            <text:p text:style-name="P8"><text:span text:style-name="T3">–2</text:span></text:p>
          </table:table-cell>
        </table:table-row>
        <table:table-row table:style-name="Table3.1">
          <table:table-cell table:style-name="Table3.A2" office:value-type="string">
            <text:p text:style-name="P6"><text:span text:style-name="T3">Caster reduced to –1 hp</text:span></text:p>
          </table:table-cell>
          <table:table-cell table:style-name="Table3.A2" office:value-type="string">
            <text:p text:style-name="P8"><text:span text:style-name="T3">–3</text:span></text:p>
          </table:table-cell>
        </table:table-row>
        <table:table-row table:style-name="Table3.1">
          <table:table-cell table:style-name="Table3.A2" office:value-type="string">
            <text:p text:style-name="P6"><text:span text:style-name="T3">Caster infected with disease</text:span></text:p>
          </table:table-cell>
          <table:table-cell table:style-name="Table3.A2" office:value-type="string">
            <text:p text:style-name="P8"><text:span text:style-name="T3">–4</text:span></text:p>
          </table:table-cell>
        </table:table-row>
        <table:table-row table:style-name="Table3.1">
          <table:table-cell table:style-name="Table3.A38" office:value-type="string">
            <text:p text:style-name="P7"><text:span text:style-name="T3">Backlash affects secondary casters too</text:span></text:p>
          </table:table-cell>
          <table:table-cell table:style-name="Table3.A38" office:value-type="string">
            <text:p text:style-name="P9"><text:span text:style-name="T3">–1</text:span></text:p>
          </table:table-cell>
        </table:table-row>
      </table:table>
      <text:p text:style-name="P3"/>
      <text:p text:style-name="P6"><text:span text:style-name="T10">Seed: Afflict</text:span></text:p>
      <text:p text:style-name="P6"><text:span text:style-name="T7">Enchantment (Compulsion) [Fear, Mind-Affecting]</text:span></text:p>
      <text:p text:style-name="P6"><text:span text:style-name="T8">Knowledge (arcane lore) DC: </text:span><text:span text:style-name="T7">30; </text:span><text:span text:style-name="T8">Range: </text:span><text:span text:style-name="T7">Close; </text:span><text:span text:style-name="T8">Target: </text:span><text:span text:style-name="T7">One living creature; </text:span><text:span text:style-name="T8">Duration: </text:span><text:span text:style-name="T7">Minutes; </text:span><text:span text:style-name="T8">Saving Throw: </text:span><text:span text:style-name="T7">Will negates; </text:span><text:span text:style-name="T8">Spell Resistance: </text:span><text:span text:style-name="T7">Yes</text:span></text:p>
      <text:p text:style-name="P6"><text:span text:style-name="T7">You afflict the target with a –2 morale penalty on attack rolls, checks, and saving throws. For each additional –1 penalty assessed on either the target’s attack rolls, checks, or saving throws, increase the Knowledge (arcane lore) check DC by +2.</text:span></text:p>
      <text:p text:style-name="P6"><text:span text:style-name="T7">You may also develop an incantation with this seed that afflicts the target with a –1 penalty on caster level checks, a –1 penalty to an ability score, a –1 penalty to spell resistance, or a –1 penalty to some other aspect of the target. For each additional –1 penalty assessed in one of the above categories, increase the Knowledge (arcane lore) check DC by +4.</text:span></text:p>
      <text:p text:style-name="P6"><text:span text:style-name="T7">You can afflict a character’s ability scores to the point where they reach 0, save for Constitution where 1 is the minimum. If you’re applying ability penalties, you can’t lengthen the duration. Instead, you can increase the Knowledge (arcane lore) check DC by +2 to turn the penalties into temporary ability damage, or increase the Knowledge (arcane lore) DC by +10 to turn the penalties into permanent ability drain. If you increase the Knowledge (arcane lore) check DC by +2, you can afflict whichever one of the target’s senses you select: sight, touch, hearing, taste, touch, or a special sense the target possesses. If the target fails its saving throw, the sense you select doesn’t function for the spell’s duration, with all attendant penalties that apply for losing the specified sense.</text:span></text:p>
      <text:p text:style-name="P6"><text:span text:style-name="T9">Options: </text:span><text:span text:style-name="T7">Useful options for incantations with the </text:span><text:span text:style-name="T9">afflict </text:span><text:span text:style-name="T7">seed include having a hair, fingernail, or other part of the target (+2 bonus); having the target present and helpless during the incantation (+6 bonus); or building an elaborate model or doll of the target (+4 bonus).</text:span></text:p>
      <text:p text:style-name="P3"/>
      <text:p text:style-name="P3"/>
      <text:p text:style-name="P6"><text:span text:style-name="T10">Seed: Animate Dead</text:span></text:p>
      <text:p text:style-name="P6"><text:span text:style-name="T7">Necromancy</text:span></text:p>
      <text:p text:style-name="P6"><text:span text:style-name="T8">Knowledge (arcane lore) DC: </text:span><text:span text:style-name="T7">34; </text:span><text:span text:style-name="T8">Range: </text:span><text:span text:style-name="T7">Touch; </text:span><text:span text:style-name="T8">Targets: </text:span><text:span text:style-name="T7">One or more corpses touched; </text:span><text:span text:style-name="T8">Duration: </text:span><text:span text:style-name="T7">Instantaneous; </text:span><text:span text:style-name="T8">Saving Throw: </text:span><text:span text:style-name="T7">None; </text:span><text:span text:style-name="T8">Spell Resistance: </text:span><text:span text:style-name="T7">No</text:span></text:p>
      <text:p text:style-name="P6"><text:span text:style-name="T7">You can turn the bones or bodies of dead creatures into undead that follow your spoken commands. The undead can follow you, or they can remain in an area and attack any creature (or a specific type of creature) entering the place. The undead remain animated until they are destroyed. (A destroyed undead can’t be animated again.) Intelligent undead can follow more sophisticated commands.</text:span></text:p>
      <text:p text:style-name="P6"><text:span text:style-name="T7">The </text:span><text:span text:style-name="T9">animate dead </text:span><text:span text:style-name="T7">seed (which is more potent than the </text:span><text:span text:style-name="T9">animate dead </text:span><text:span text:style-name="T7">spell) allows you create 20 HD of undead. For each additional 1 HD of undead created, increase the Knowledge (arcane lore) check DC by +1. The undead you create remain under your control indefinitely.</text:span></text:p>
      <text:p text:style-name="P6"><text:span text:style-name="T7">You can naturally control 20 HD of undead creatures you’ve personally created, regardless of the method you used. If you exceed this number, newly created creatures fall under your control, and excess undead from previous castings become uncontrolled (you choose which creatures are released). Any undead you command through a class-based ability to command or rebuke undead do not count toward the limit.</text:span></text:p>
      <text:p text:style-name="P6"><text:span text:style-name="T7">For each additional 2 HD of undead to be controlled, increase the Knowledge (arcane lore) check DC by +1. Only undead in excess of 20 HD created with this seed can be controlled using this DC adjustment. If you want to both create and control more than 20 HD of undead, increase the Knowledge (arcane lore) DC by +3 per additional 2 HD of undead.</text:span></text:p>
      <text:p text:style-name="P6"><text:span text:style-name="T8">Type of Undead: </text:span><text:span text:style-name="T7">All types of undead can be created with the </text:span><text:span text:style-name="T9">animate dead </text:span><text:span text:style-name="T7">seed, although creating more powerful undead increases the Knowledge (arcane lore) check DC, according to the chart below. The GM must set the Knowledge (arcane lore) check DC for undead not included on the chart, using similar undead as a basis for comparison.</text:span></text:p>
      <text:p text:style-name="P3"/>
      <table:table table:name="Table4" table:style-name="Table4">
        <table:table-column table:style-name="Table4.A"/>
        <table:table-column table:style-name="Table4.B"/>
        <table:table-row table:style-name="Table4.1">
          <table:table-cell table:style-name="Table4.A1" office:value-type="string">
            <text:h text:style-name="P14" text:outline-level="1"><text:span text:style-name="T1">Undead</text:span></text:h>
          </table:table-cell>
          <table:table-cell table:style-name="Table4.B1" office:value-type="string">
            <text:h text:style-name="P10" text:outline-level="4"><text:span text:style-name="T1">Knowledge (arcane lore) DC Modifier</text:span></text:h>
          </table:table-cell>
        </table:table-row>
        <table:table-row table:style-name="Table4.1">
          <table:table-cell table:style-name="Table4.A2" office:value-type="string">
            <text:p text:style-name="P7"><text:span text:style-name="T3">Medium or smaller skeleton</text:span></text:p>
          </table:table-cell>
          <table:table-cell table:style-name="Table4.A2" office:value-type="string">
            <text:p text:style-name="P9"><text:span text:style-name="T3">–12</text:span></text:p>
          </table:table-cell>
        </table:table-row>
        <table:table-row table:style-name="Table4.1">
          <table:table-cell table:style-name="Table4.A2" office:value-type="string">
            <text:p text:style-name="P6"><text:span text:style-name="T3">Medium or smaller zombie</text:span></text:p>
          </table:table-cell>
          <table:table-cell table:style-name="Table4.A2" office:value-type="string">
            <text:p text:style-name="P8"><text:span text:style-name="T3">–12</text:span></text:p>
          </table:table-cell>
        </table:table-row>
        <table:table-row table:style-name="Table4.1">
          <table:table-cell table:style-name="Table4.A2" office:value-type="string">
            <text:p text:style-name="P6"><text:span text:style-name="T3">Animating spirit</text:span></text:p>
          </table:table-cell>
          <table:table-cell table:style-name="Table4.A2" office:value-type="string">
            <text:p text:style-name="P8"><text:span text:style-name="T3">–10</text:span></text:p>
          </table:table-cell>
        </table:table-row>
        <table:table-row table:style-name="Table4.1">
          <table:table-cell table:style-name="Table4.A2" office:value-type="string">
            <text:p text:style-name="P6"><text:span text:style-name="T3">Frightful spirit</text:span></text:p>
          </table:table-cell>
          <table:table-cell table:style-name="Table4.A2" office:value-type="string">
            <text:p text:style-name="P8"><text:span text:style-name="T3">–8</text:span></text:p>
          </table:table-cell>
        </table:table-row>
        <table:table-row table:style-name="Table4.1">
          <table:table-cell table:style-name="Table4.A2" office:value-type="string">
            <text:p text:style-name="P6"><text:span text:style-name="T3">Large skeleton</text:span></text:p>
          </table:table-cell>
          <table:table-cell table:style-name="Table4.A2" office:value-type="string">
            <text:p text:style-name="P8"><text:span text:style-name="T3">–8</text:span></text:p>
          </table:table-cell>
        </table:table-row>
        <table:table-row table:style-name="Table4.1">
          <table:table-cell table:style-name="Table4.A2" office:value-type="string">
            <text:p text:style-name="P6"><text:span text:style-name="T3">Large zombie</text:span></text:p>
          </table:table-cell>
          <table:table-cell table:style-name="Table4.A2" office:value-type="string">
            <text:p text:style-name="P8"><text:span text:style-name="T3">–6</text:span></text:p>
          </table:table-cell>
        </table:table-row>
        <table:table-row table:style-name="Table4.1">
          <table:table-cell table:style-name="Table4.A2" office:value-type="string">
            <text:p text:style-name="P6"><text:span text:style-name="T3">Groaning spirit</text:span></text:p>
          </table:table-cell>
          <table:table-cell table:style-name="Table4.A2" office:value-type="string">
            <text:p text:style-name="P8"><text:span text:style-name="T3">–6</text:span></text:p>
          </table:table-cell>
        </table:table-row>
        <table:table-row table:style-name="Table4.1">
          <table:table-cell table:style-name="Table4.A2" office:value-type="string">
            <text:p text:style-name="P6"><text:span text:style-name="T3">Small or smaller liquefied zombie</text:span></text:p>
          </table:table-cell>
          <table:table-cell table:style-name="Table4.A2" office:value-type="string">
            <text:p text:style-name="P8"><text:span text:style-name="T3">–4</text:span></text:p>
          </table:table-cell>
        </table:table-row>
        <table:table-row table:style-name="Table4.1">
          <table:table-cell table:style-name="Table4.A2" office:value-type="string">
            <text:p text:style-name="P6"><text:span text:style-name="T3">Medium liquefied zombie</text:span></text:p>
          </table:table-cell>
          <table:table-cell table:style-name="Table4.A2" office:value-type="string">
            <text:p text:style-name="P8"><text:span text:style-name="T3">–2</text:span></text:p>
          </table:table-cell>
        </table:table-row>
        <text:soft-page-break/>
        <table:table-row table:style-name="Table4.1">
          <table:table-cell table:style-name="Table4.A2" office:value-type="string">
            <text:p text:style-name="P6"><text:span text:style-name="T3">Weakening spirit</text:span></text:p>
          </table:table-cell>
          <table:table-cell table:style-name="Table4.A2" office:value-type="string">
            <text:p text:style-name="P8"><text:span text:style-name="T3">+0</text:span></text:p>
          </table:table-cell>
        </table:table-row>
        <table:table-row table:style-name="Table4.1">
          <table:table-cell table:style-name="Table4.A2" office:value-type="string">
            <text:p text:style-name="P6"><text:span text:style-name="T3">Mummy</text:span></text:p>
          </table:table-cell>
          <table:table-cell table:style-name="Table4.A2" office:value-type="string">
            <text:p text:style-name="P8"><text:span text:style-name="T3">+0</text:span></text:p>
          </table:table-cell>
        </table:table-row>
        <table:table-row table:style-name="Table4.1">
          <table:table-cell table:style-name="Table4.A2" office:value-type="string">
            <text:p text:style-name="P6"><text:span text:style-name="T3">Large liquefied zombie</text:span></text:p>
          </table:table-cell>
          <table:table-cell table:style-name="Table4.A2" office:value-type="string">
            <text:p text:style-name="P8"><text:span text:style-name="T3">+0</text:span></text:p>
          </table:table-cell>
        </table:table-row>
        <table:table-row table:style-name="Table4.1">
          <table:table-cell table:style-name="Table4.A2" office:value-type="string">
            <text:p text:style-name="P6"><text:span text:style-name="T3">Possessing spirit</text:span></text:p>
          </table:table-cell>
          <table:table-cell table:style-name="Table4.A2" office:value-type="string">
            <text:p text:style-name="P8"><text:span text:style-name="T3">+2</text:span></text:p>
          </table:table-cell>
        </table:table-row>
        <table:table-row table:style-name="Table4.1">
          <table:table-cell table:style-name="Table4.A2" office:value-type="string">
            <text:p text:style-name="P6"><text:span text:style-name="T3">Huge skeleton</text:span></text:p>
          </table:table-cell>
          <table:table-cell table:style-name="Table4.A2" office:value-type="string">
            <text:p text:style-name="P8"><text:span text:style-name="T3">+2</text:span></text:p>
          </table:table-cell>
        </table:table-row>
        <table:table-row table:style-name="Table4.1">
          <table:table-cell table:style-name="Table4.A2" office:value-type="string">
            <text:p text:style-name="P6"><text:span text:style-name="T3">Huge liquefied zombie</text:span></text:p>
          </table:table-cell>
          <table:table-cell table:style-name="Table4.A2" office:value-type="string">
            <text:p text:style-name="P8"><text:span text:style-name="T3">+2</text:span></text:p>
          </table:table-cell>
        </table:table-row>
        <table:table-row table:style-name="Table4.1">
          <table:table-cell table:style-name="Table4.A2" office:value-type="string">
            <text:p text:style-name="P6"><text:span text:style-name="T3">Ash wraith</text:span></text:p>
          </table:table-cell>
          <table:table-cell table:style-name="Table4.A2" office:value-type="string">
            <text:p text:style-name="P8"><text:span text:style-name="T3">+4</text:span></text:p>
          </table:table-cell>
        </table:table-row>
        <table:table-row table:style-name="Table4.1">
          <table:table-cell table:style-name="Table4.A2" office:value-type="string">
            <text:p text:style-name="P6"><text:span text:style-name="T3">Huge zombie</text:span></text:p>
          </table:table-cell>
          <table:table-cell table:style-name="Table4.A2" office:value-type="string">
            <text:p text:style-name="P8"><text:span text:style-name="T3">+4</text:span></text:p>
          </table:table-cell>
        </table:table-row>
        <table:table-row table:style-name="Table4.1">
          <table:table-cell table:style-name="Table4.A2" office:value-type="string">
            <text:p text:style-name="P6"><text:span text:style-name="T3">Gargantuan or Colossal skeleton</text:span></text:p>
          </table:table-cell>
          <table:table-cell table:style-name="Table4.A2" office:value-type="string">
            <text:p text:style-name="P8"><text:span text:style-name="T3">+6</text:span></text:p>
          </table:table-cell>
        </table:table-row>
        <table:table-row table:style-name="Table4.1">
          <table:table-cell table:style-name="Table4.A2" office:value-type="string">
            <text:p text:style-name="P6"><text:span text:style-name="T3">Gargantuan or Colossal zombie</text:span></text:p>
          </table:table-cell>
          <table:table-cell table:style-name="Table4.A2" office:value-type="string">
            <text:p text:style-name="P8"><text:span text:style-name="T3">+8</text:span></text:p>
          </table:table-cell>
        </table:table-row>
        <text:soft-page-break/>
        <table:table-row table:style-name="Table4.1">
          <table:table-cell table:style-name="Table4.A2" office:value-type="string">
            <text:p text:style-name="P6"><text:span text:style-name="T3">Gargantuan liquefied zombie</text:span></text:p>
          </table:table-cell>
          <table:table-cell table:style-name="Table4.A2" office:value-type="string">
            <text:p text:style-name="P8"><text:span text:style-name="T3">+8</text:span></text:p>
          </table:table-cell>
        </table:table-row>
        <table:table-row table:style-name="Table4.1">
          <table:table-cell table:style-name="Table4.A2" office:value-type="string">
            <text:p text:style-name="P6"><text:span text:style-name="T3">Colossal liquefied zombie</text:span></text:p>
          </table:table-cell>
          <table:table-cell table:style-name="Table4.A2" office:value-type="string">
            <text:p text:style-name="P8"><text:span text:style-name="T3">+10</text:span></text:p>
          </table:table-cell>
        </table:table-row>
        <table:table-row table:style-name="Table4.1">
          <table:table-cell table:style-name="Table4.A23" office:value-type="string">
            <text:p text:style-name="P7"><text:span text:style-name="T3">Vampire</text:span></text:p>
          </table:table-cell>
          <table:table-cell table:style-name="Table4.A23" office:value-type="string">
            <text:p text:style-name="P9"><text:span text:style-name="T3">Hit Dice +4</text:span></text:p>
          </table:table-cell>
        </table:table-row>
      </table:table>
      <text:p text:style-name="P2"/>
      <text:h text:style-name="P11" text:outline-level="1"><text:span text:style-name="T6">Seed: Armor</text:span></text:h>
      <text:p text:style-name="P6"><text:span text:style-name="T7">Conjuration (Creation)</text:span></text:p>
      <text:p text:style-name="P6"><text:span text:style-name="T8">Knowledge (arcane lore) DC: </text:span><text:span text:style-name="T7">30; </text:span><text:span text:style-name="T8">Range: </text:span><text:span text:style-name="T7">Touch; </text:span><text:span text:style-name="T8">Target: </text:span><text:span text:style-name="T7">Creature touched; </text:span><text:span text:style-name="T8">Duration: </text:span><text:span text:style-name="T7">Hours (D); </text:span><text:span text:style-name="T8">Saving Throw: </text:span><text:span text:style-name="T7">Will negates (harmless); </text:span><text:span text:style-name="T8">Spell Resistance: </text:span><text:span text:style-name="T7">Yes (harmless)</text:span></text:p>
      <text:p text:style-name="P6"><text:span text:style-name="T7">You grant a creature additional armor, providing a +4 bonus to Defense. The bonus is either an equipment bonus or a natural armor bonus, whichever you select. Unlike mundane armor, the </text:span><text:span text:style-name="T9">armor </text:span><text:span text:style-name="T7">seed provides an intangible protection that entails no armor check penalty, arcane spell failure chance, or speed reduction. Incorporeal creatures can’t bypass the </text:span><text:span text:style-name="T9">armor </text:span><text:span text:style-name="T7">seed the way they can ignore normal armor. For each additional point of Defense bonus, increase the Knowledge (arcane lore) check DC by +2.</text:span></text:p>
      <text:p text:style-name="P6"><text:span text:style-name="T7">You can also grant a creature a +1 bonus to Defense with different bonus types, including deflection, insight, sacred, or others. For each additional point of Defense bonus in one of these types, increase the Knowledge (arcane lore) check DC by +10.</text:span></text:p>
      <text:p text:style-name="P3"/>
      <text:p text:style-name="P6"><text:span text:style-name="T10">Seed: Banish</text:span></text:p>
      <text:p text:style-name="P6"><text:span text:style-name="T7">Abjuration</text:span></text:p>
      <text:p text:style-name="P6"><text:span text:style-name="T8">Knowledge (arcane lore) DC: </text:span><text:span text:style-name="T7">34; </text:span><text:span text:style-name="T8">Range: </text:span><text:span text:style-name="T7">Close; </text:span><text:span text:style-name="T8">Targets: </text:span><text:span text:style-name="T7">One or more summoned or called creatures, no two of which can be more than 30 ft. apart; </text:span><text:span text:style-name="T8">Duration: </text:span><text:span text:style-name="T7">Instantaneous; </text:span><text:span text:style-name="T8">Saving Throw: </text:span><text:span text:style-name="T7">Will negates; </text:span><text:span text:style-name="T8">Spell Resistance: </text:span><text:span text:style-name="T7">Yes</text:span></text:p>
      <text:p text:style-name="P6"><text:span text:style-name="T7">You force summoned or called creatures back to where they came from. You can banish up to 14 HD of such creatures. For each additional Hit Die of creatures you banish, increase the Knowledge (arcane lore) check DC by +1. To banish a creature that’s not summoned or called, increase the Knowledge (arcane lore) check DC by +6 if the target creatures are limited to elementals and outsiders, or by +10 if the target creatures are of a different type.</text:span></text:p>
      <text:p text:style-name="P6"><text:span text:style-name="T7">In general, creatures return whence they came. Some creatures, such as vivilors, return to the edge of Shadow. Elementals fade into nothingness, their elemental nature suffusing and dispersing throughout the immediate area. Outsiders likewise disappear to a place beyond Shadow, though some eventually find their way back with dim memories of their previous sojourn in the mundane world. Other creatures simply reappear wherever they were before they were summoned.</text:span></text:p>
      <text:p text:style-name="P3"/>
      <text:p text:style-name="P6"><text:span text:style-name="T10">Seed: Compel</text:span></text:p>
      <text:p text:style-name="P6"><text:span text:style-name="T7">Enchantment (Compulsion) [Mind-Affecting, Language-Dependent]</text:span></text:p>
      <text:p text:style-name="P6"><text:span text:style-name="T8">Knowledge (arcane lore) DC: </text:span><text:span text:style-name="T7">30; </text:span><text:span text:style-name="T8">Range: </text:span><text:span text:style-name="T7">Close; </text:span><text:span text:style-name="T8">Target: </text:span><text:span text:style-name="T7">One living creature; </text:span><text:span text:style-name="T8">Duration: </text:span><text:span text:style-name="T7">Hours (D); </text:span><text:span text:style-name="T8">Saving Throw: </text:span><text:span text:style-name="T7">Will negates; </text:span><text:span text:style-name="T8">Spell Resistance: </text:span><text:span text:style-name="T7">Yes</text:span></text:p>
      <text:p text:style-name="P6"><text:span text:style-name="T7">You compel a target to follow a specified course of activity.</text:span></text:p>
      <text:p text:style-name="P6"><text:span text:style-name="T7">At the basic level of effect, an incantation using the </text:span><text:span text:style-name="T9">compel </text:span><text:span text:style-name="T7">seed must be worded in such a manner as to make the activity sound reasonable. Asking the creature to stab itself, throw itself onto a spear, immolate itself, or do some other obviously harmful act automatically negates the effect. However, urging a dragon to stop attacking your friends so that everyone could jointly assault a mob safehouse elsewhere is a reasonable use of the incantation’s power.</text:span></text:p>
      <text:p text:style-name="P6"><text:span text:style-name="T7">The compelled course of activity can continue for the entire duration, such as in the case of the dragon mentioned above. If the compelled activity can be completed in a shorter time, the incantation ends when the subject finishes what he was asked to do. You can instead specify conditions that will trigger a special activity during the duration. For example, you might compel a rock star to give her the first panhandler she meets a ride in her limo. If the condition is not met before the incantation using this seed expires, the activity is not performed.</text:span></text:p>
      <text:p text:style-name="P3"/>
      <text:p text:style-name="P6"><text:soft-page-break/><text:span text:style-name="T10">Seed: Conceal</text:span></text:p>
      <text:p text:style-name="P6"><text:span text:style-name="T7">Illusion</text:span></text:p>
      <text:p text:style-name="P6"><text:span text:style-name="T8">Knowledge (arcane lore) DC: </text:span><text:span text:style-name="T7">30; </text:span><text:span text:style-name="T8">Range: </text:span><text:span text:style-name="T7">Personal or touch; </text:span><text:span text:style-name="T8">Target: </text:span><text:span text:style-name="T7">You or a creature or object up to 2,000 lb.; </text:span><text:span text:style-name="T8">Duration: </text:span><text:span text:style-name="T7">Minutes; </text:span><text:span text:style-name="T8">Saving Throw: </text:span><text:span text:style-name="T7">None or Will negates (harmless, object); </text:span><text:span text:style-name="T8">Spell Resistance: </text:span><text:span text:style-name="T7">No or Yes (harmless, object)</text:span></text:p>
      <text:p text:style-name="P6"><text:span text:style-name="T7">You can conceal a creature or object touched from sight, even from darkvision. If the target is a creature carrying gear, the gear vanishes, too, rendering the creature invisible, with all the rules that apply to invisibility. An incantation using the </text:span><text:span text:style-name="T9">conceal </text:span><text:span text:style-name="T7">seed ends if the subject attacks any creature. Actions directed at unattended objects do not break the incantation, and causing harm indirectly is not an attack. To create invisibility that lasts regardless of the actions of the subject, increase the Knowledge (arcane lore) check DC by +4.</text:span></text:p>
      <text:p text:style-name="P6"><text:span text:style-name="T7">Alternatively, you can conceal the exact location of the subject so that it appears to be about 2 feet away from its true location; this increases the Knowledge (arcane lore) check DC by +2. The subject benefits from a 50% miss chance as if it had full concealment. However, unlike actual full concealment, this displacement effect does not prevent enemies from targeting him normally.</text:span></text:p>
      <text:p text:style-name="P6"><text:span text:style-name="T7">The </text:span><text:span text:style-name="T9">conceal </text:span><text:span text:style-name="T7">seed can also be used to block out divinatory spells such as </text:span><text:span text:style-name="T9">scrying </text:span><text:span text:style-name="T7">spells, spell-like effects, and incantations developed using the </text:span><text:span text:style-name="T9">reveal </text:span><text:span text:style-name="T7">seed; this increases the Knowledge (arcane lore) check DC by +6. In all cases where incantations are used against the subject of a incantation using the </text:span><text:span text:style-name="T9">conceal </text:span><text:span text:style-name="T7">seed for this purpose, an opposed Knowledge (arcane lore) check determines which incantation works.</text:span></text:p>
      <text:p text:style-name="P3"/>
      <text:p text:style-name="P6"><text:span text:style-name="T10">Seed: Conjure</text:span></text:p>
      <text:p text:style-name="P6"><text:span text:style-name="T7">Conjuration (Creation)</text:span></text:p>
      <text:p text:style-name="P6"><text:span text:style-name="T8">Knowledge (arcane lore) DC: </text:span><text:span text:style-name="T7">30; </text:span><text:span text:style-name="T8">Range: </text:span><text:span text:style-name="T7">0 ft.; </text:span><text:span text:style-name="T8">Effect: </text:span><text:span text:style-name="T7">Unattended, nonmagical object of nonliving matter, 20 cu. ft.; </text:span><text:span text:style-name="T8">Duration: </text:span><text:span text:style-name="T7">Hours; </text:span><text:span text:style-name="T8">Saving Throw: </text:span><text:span text:style-name="T7">None; </text:span><text:span text:style-name="T8">Spell Resistance: </text:span><text:span text:style-name="T7">No </text:span></text:p>
      <text:p text:style-name="P6"><text:span text:style-name="T7">You create a nonmagical, unattended object of up to 20 cubic feet. You must succeed at an appropriate skill check to make a complex item, such as a Craft (mechanical) check to make a motorcycle. The object can be composed of any organic or manufactured subtance (or combination of substances) with a hardness of 10 or less. For each additional cubic foot of matter created, increase the Knowledge (arcane lore) DC by +2.</text:span></text:p>
      <text:p text:style-name="P6"><text:span text:style-name="T7">Attempting to use any created object as a material component causes the spell or incantation to fail and the object to disappear.</text:span></text:p>
      <text:p text:style-name="P3"/>
      <text:p text:style-name="P6"><text:span text:style-name="T10">Seed: Contact</text:span></text:p>
      <text:p text:style-name="P6"><text:span text:style-name="T7">Divination</text:span></text:p>
      <text:p text:style-name="P6"><text:span text:style-name="T8">Knowledge (arcane lore) DC: </text:span><text:span text:style-name="T7">30; </text:span><text:span text:style-name="T8">Range: </text:span><text:span text:style-name="T7">See text; </text:span><text:span text:style-name="T8">Targets: </text:span><text:span text:style-name="T7">One other creature; </text:span><text:span text:style-name="T8">Duration: </text:span><text:span text:style-name="T7">Hours; </text:span><text:span text:style-name="T8">Saving Throw: </text:span><text:span text:style-name="T7">None; </text:span><text:span text:style-name="T8">Spell Resistance: </text:span><text:span text:style-name="T7">No</text:span></text:p>
      <text:p text:style-name="P6"><text:span text:style-name="T7">You forge a telepathic bond with a particular creature with whom you are familiar (or can currently see directly or through magical means) and can converse back and forth. The subject recognizes you if it knows you. It can answer in like manner immediately, though it does not have to.</text:span></text:p>
      <text:p text:style-name="P6"><text:span text:style-name="T7">You can forge a communal bond among more than two creatures. For each additional creature contacted, increase the Knowledge (arcane lore) check DC by +1. The bond can be established only among willing subjects. For telepathic communication through the bond regardless of language, increase the Knowledge (arcane lore) check DC by +4. No special influence is established as a result of the bond, only the power to communicate at a distance.</text:span></text:p>
      <text:p text:style-name="P3"/>
      <text:p text:style-name="P6"><text:span text:style-name="T10">Seed: Delude</text:span></text:p>
      <text:p text:style-name="P6"><text:span text:style-name="T7">Illusion</text:span></text:p>
      <text:p text:style-name="P6"><text:soft-page-break/><text:span text:style-name="T8">Knowledge (arcane lore) DC: </text:span><text:span text:style-name="T7">30; </text:span><text:span text:style-name="T8">Range: </text:span><text:span text:style-name="T7">Long; </text:span><text:span text:style-name="T8">Effect: </text:span><text:span text:style-name="T7">Visual figment that can extend up to 12 10-ft. cubes (S); </text:span><text:span text:style-name="T8">Duration: </text:span><text:span text:style-name="T7">Minutes; </text:span><text:span text:style-name="T8">Saving Throw: </text:span><text:span text:style-name="T7">Will disbelief (if interacted with); </text:span><text:span text:style-name="T8">Spell Resistance: </text:span><text:span text:style-name="T7">No</text:span></text:p>
      <text:p text:style-name="P6"><text:span text:style-name="T7">An incantation developed with the </text:span><text:span text:style-name="T9">delude </text:span><text:span text:style-name="T7">seed creates the visual illusion of an object, creature, or force, as visualized by you. You can move the image within the limits of the size of the effect by concentrating (the image is otherwise stationary).</text:span></text:p>
      <text:p text:style-name="P6"><text:span text:style-name="T7">The image disappears when struck by an opponent unless you cause the illusion to react appropriately. For an illusion that includes audible, olfactory, tactile, taste, and thermal aspects, increase the Knowledge (arcane lore) check DC by +2 per extra aspect. Even realistic tactile and thermal illusions can’t deal damage, however.</text:span></text:p>
      <text:p text:style-name="P6"><text:span text:style-name="T7">For each additional image with the effect, increase the Knowledge (arcane lore) check DC by +1. For an illusion that follows a script determined by you, increase the Knowledge (arcane lore) check DC by +2. The illusion can include intelligible speech if you wish.</text:span></text:p>
      <text:p text:style-name="P6"><text:span text:style-name="T7">For an illusion that makes any area appear to be something other than it is (such as making a swamp appear as a grassland or a village), increase the Knowledge (arcane lore) check DC by +4. Additional components, such as sounds, can be added as noted above. Concealing creatures requires additional incantation development using this or other seeds.</text:span></text:p>
      <text:p text:style-name="P3"/>
      <text:p text:style-name="P6"><text:span text:style-name="T10">Seed: Destroy</text:span></text:p>
      <text:p text:style-name="P6"><text:span text:style-name="T7">Transmutation</text:span></text:p>
      <text:p text:style-name="P6"><text:span text:style-name="T8">Knowledge (arcane lore) DC: </text:span><text:span text:style-name="T7">30; </text:span><text:span text:style-name="T8">Range: </text:span><text:span text:style-name="T7">Long; </text:span><text:span text:style-name="T8">Targets: </text:span><text:span text:style-name="T7">1 creature, or up to a 10-foot cube of nonliving matter; </text:span><text:span text:style-name="T8">Duration: </text:span><text:span text:style-name="T7">Instantaneous; </text:span><text:span text:style-name="T8">Saving Throw: </text:span><text:span text:style-name="T7">Fortitude half; </text:span><text:span text:style-name="T8">Spell Resistance: </text:span><text:span text:style-name="T7">Yes</text:span></text:p>
      <text:p text:style-name="P6"><text:span text:style-name="T7">You deal 10d6 points of damage to the target. The damage is of no particular type or energy—it is purely destructive. For each additional 1d6 points of damage dealt, increase the Knowledge (arcane lore) check DC by +2. If the target is reduced to –10 hit points or less (or a construct, object, or undead is reduced to 0 hit points), it is destroyed as if disintegrated, leaving behind only a trace of fine dust. Up to a 10- foot cube of nonliving matter is affected, so an incantation using the </text:span><text:span text:style-name="T9">destroy </text:span><text:span text:style-name="T7">seed destroys only part of any very large object or structure targeted.</text:span></text:p>
      <text:p text:style-name="P6"><text:span text:style-name="T7">The </text:span><text:span text:style-name="T9">destroy </text:span><text:span text:style-name="T7">seed affects even magical matter, energy fields, and force effects that are normally immune to damage, such as </text:span><text:span text:style-name="T9">wall of force. </text:span><text:span text:style-name="T7">Such effects are automatically destroyed. Incantations using the </text:span><text:span text:style-name="T9">ward </text:span><text:span text:style-name="T7">seed may also be destroyed, though you must succeed at an opposed Knowledge (arcane lore) check against the other caster to bring down such an effect.</text:span></text:p>
      <text:p text:style-name="P3"/>
      <text:p text:style-name="P6"><text:span text:style-name="T10">Seed: Dispel</text:span></text:p>
      <text:p text:style-name="P6"><text:span text:style-name="T7">Abjuration</text:span></text:p>
      <text:p text:style-name="P6"><text:span text:style-name="T8">Knowledge (arcane lore) DC: </text:span><text:span text:style-name="T7">30; </text:span><text:span text:style-name="T8">Range: </text:span><text:span text:style-name="T7">Medium; </text:span><text:span text:style-name="T8">Target: </text:span><text:span text:style-name="T7">One creature or object; </text:span><text:span text:style-name="T8">Duration: </text:span><text:span text:style-name="T7">Instantaneous; </text:span><text:span text:style-name="T8">Saving Throw: </text:span><text:span text:style-name="T7">None; </text:span><text:span text:style-name="T8">Spell Resistance: </text:span><text:span text:style-name="T7">No</text:span></text:p>
      <text:p text:style-name="P6"><text:span text:style-name="T7">You can end ongoing spells and incantations that have been cast on a creature or object, temporarily suppress the magical abilities of a magic item, or end ongoing spells and incantations (or at least their effects) within an area. A dispelled spell ends as if its duration had expired. The </text:span><text:span text:style-name="T9">dispel </text:span><text:span text:style-name="T7">seed can defeat all spells, even those not normally subject to </text:span><text:span text:style-name="T9">dispel magic</text:span><text:span text:style-name="T7">.</text:span></text:p>
      <text:p text:style-name="P6"><text:span text:style-name="T7">The </text:span><text:span text:style-name="T9">dispel </text:span><text:span text:style-name="T7">seed can dispel (but not counter) the ongoing effects of supernatural abilities as well as spells, and it affects spell-like effects just as it affects spells.</text:span></text:p>
      <text:p text:style-name="P6"><text:span text:style-name="T7">One object, creature, or spell is the target of the </text:span><text:span text:style-name="T9">dispel </text:span><text:span text:style-name="T7">seed. You make a dispel check against the spell or against each ongoing spell currently in effect on the object or crea- ture. A dispel check is 1d20 + 10 against a DC of 11 + the target spell’s caster level. For each additional +1 on your dispel check, increase the Knowledge (arcane lore) check DC by +1.</text:span></text:p>
      <text:p text:style-name="P6"><text:span text:style-name="T7">If you target an object or creature that is the effect of an ongoing spell (such as a vivilor summoned by a </text:span><text:span text:style-name="T9">summon vivilor </text:span><text:span text:style-name="T7">spell), make a dispel check to end the spell that conjured the object or creature.</text:span></text:p>
      <text:p text:style-name="P6"><text:span text:style-name="T7">If the object you target is a magic item, you make a dispel check against the item’s caster level. If you succeed, all the item’s magical properties are suppressed for 1d4 rounds, after which the item recovers on its own. A suppressed item becomes nonmagical for the duration of the effect. An extradimensional space targeted by the dispel is destroyed, and anything within it is instantly ejected. A magic item’s physical properties are unchanged.</text:span></text:p>
      <text:p text:style-name="P6"><text:span text:style-name="T7">You automatically succeed at your dispel check against any spell that you cast yourself.</text:span></text:p>
      <text:p text:style-name="P3"><text:soft-page-break/></text:p>
      <text:p text:style-name="P6"><text:span text:style-name="T10">Seed: Energy</text:span></text:p>
      <text:p text:style-name="P6"><text:span text:style-name="T7">Evocation [Acid, Fire, Electricity, Cold, or Sonic/Concussion]</text:span></text:p>
      <text:p text:style-name="P6"><text:span text:style-name="T8">Knowledge (arcane lore) DC: </text:span><text:span text:style-name="T7">30; </text:span><text:span text:style-name="T8">Range: </text:span><text:span text:style-name="T7">Medium, or touched creature or object of up to 2,000 lbs.; </text:span><text:span text:style-name="T8">Area: </text:span><text:span text:style-name="T7">A bolt 5 ft. wide to 300 ft. long; or 5-ft.-radius emanation; or a wall whose area is up to one 200-ft. square; or a sphere or hemisphere with a radius of up to 20 ft.; </text:span><text:span text:style-name="T8">Duration: </text:span><text:span text:style-name="T7">Instantaneous or hours; </text:span><text:span text:style-name="T8">Saving Throw: </text:span><text:span text:style-name="T7">Reflex half; </text:span><text:span text:style-name="T8">Spell Resistance: </text:span><text:span text:style-name="T7">Yes</text:span></text:p>
      <text:p text:style-name="P6"><text:span text:style-name="T7">You can work with whichever one of five energy types you choose: acid, cold, electricity, fire, or sonic/concussion. You can cast the energy forth as a bolt, imbue an object with the energy, or create a freestanding manifestation of the energy.</text:span></text:p>
      <text:p text:style-name="P6"><text:span text:style-name="T7">If your incantation developed using the </text:span><text:span text:style-name="T9">energy </text:span><text:span text:style-name="T7">seed releases a bolt, that bolt instantaneously deals 10d6 points of damage of the appropriate energy type, and all creatures in bolt’s area must make a Reflex save for half damage. For each additional 1d6 points of damage dealt, increase the Knowledge (arcane lore) check DC by +2. The bolt begins at your fingertips.</text:span></text:p>
      <text:p text:style-name="P6"><text:span text:style-name="T7">If you wish to imbue another creature with the ability to use an energy bolt as a spell-like ability at its option or when a particular condition is met, increase the Knowledge (arcane lore) check DC by +12.</text:span></text:p>
      <text:p text:style-name="P6"><text:span text:style-name="T7">You can also cause a creature or object to emanate the specific energy type to a radius of 10 feet. The emanated energy deals 2d6 points of energy damage per round against unprotected creatures (the target creature is susceptible if not separately warded or otherwise resistant to the energy). For each additional 1d6 points of damage emanated, increase the Knowledge (arcane lore) check DC by +2.</text:span></text:p>
      <text:p text:style-name="P6"><text:span text:style-name="T7">You may also create a wall, half-circle, circle, dome, or sphere of the desired energy that emanates the energy. One side of the wall, selected by you, sends forth waves of energy, dealing 2d4 points of energy damage to creatures within 10 feet and 1d4 points of energy damage to those past 10 feet but within 20 feet. The wall deals this damage when it appears and each round that a creature enters or remains in the area. In addition, the wall deals 6d6 points of energy damage to any creature passing through it. The wall deals double damage to undead creatures, provided the undead creature is not immune to the selected energy type. For each additional 1d6 points of damage, increase the Knowledge (arcane lore) check DC by +2.</text:span></text:p>
      <text:p text:style-name="P6"><text:span text:style-name="T7">You can also use the </text:span><text:span text:style-name="T9">energy </text:span><text:span text:style-name="T7">seed to create an incantation that carefully releases and balances the emanation of cold, electricity, and fire, creating specific weather effects for a period of 24 hours. Using the </text:span><text:span text:style-name="T9">energy </text:span><text:span text:style-name="T7">seed this way has a base Knowledge (arcane lore) check DC of 34. The area extends to a two-mile-radius centered on you. Once the incantation is cast, the weather takes 10 minutes to manifest.</text:span></text:p>
      <text:p text:style-name="P6"><text:span text:style-name="T7">With the base use, you can’t directly target a creature or object, though indirect effects are possible. But you can create cold snaps, heat waves, thunderstorms, fogs, blizzards —even a tornado that moves randomly in the affected area. Creating targeted damaging effects requires an additional use of the </text:span><text:span text:style-name="T9">energy </text:span><text:span text:style-name="T7">seed.</text:span></text:p>
      <text:p text:style-name="P3"/>
      <text:p text:style-name="P6"><text:span text:style-name="T10">Seed: Foresee</text:span></text:p>
      <text:p text:style-name="P6"><text:span text:style-name="T7">Divination</text:span></text:p>
      <text:p text:style-name="P6"><text:span text:style-name="T8">Knowledge (arcane lore) DC: </text:span><text:span text:style-name="T7">32; </text:span><text:span text:style-name="T8">Range: </text:span><text:span text:style-name="T7">Personal; </text:span><text:span text:style-name="T8">Target: </text:span><text:span text:style-name="T7">You; </text:span><text:span text:style-name="T8">Duration: </text:span><text:span text:style-name="T7">Instantaneous (see text)</text:span></text:p>
      <text:p text:style-name="P6"><text:span text:style-name="T7">You can foretell the immediate future, or gain information about specific questions.</text:span></text:p>
      <text:p text:style-name="P6"><text:span text:style-name="T7">You are 90% likely to receive a meaningful reading of the future of the next 30 minutes. If successful, you know whether a particular action will bring good results, bad results, or no result. For each additional 30 minutes into the future, multiply the Knowledge (arcane lore) check DC by 2.</text:span></text:p>
      <text:p text:style-name="P6"><text:span text:style-name="T7">For better results, you can pose up to ten specific questions (one per round while you concentrate), but the base Knowledge (arcane lore) check DC for such an attempt is 32.</text:span></text:p>
      <text:p text:style-name="P6"><text:span text:style-name="T7">Your questions reverberate through dimension interstices beyond the veil of Shadow, seeking an answer from some willing entity. The answers return in a language you understand, but use only one-word answers such as “yes,” “no,” “maybe,” “never,” “irrelevant,” or some other one-word answer. All questions answered are 90% likely to be answered truthfully. However, a specific incantation using the </text:span><text:span text:style-name="T9">foresee </text:span><text:span text:style-name="T7">seed can only be cast once every five weeks.</text:span></text:p>
      <text:p text:style-name="P6"><text:span text:style-name="T7">The </text:span><text:span text:style-name="T9">foresee </text:span><text:span text:style-name="T7">seed is also useful for incantations requiring specific information before functioning, such as those that use the </text:span><text:span text:style-name="T9">reveal </text:span><text:span text:style-name="T7">and </text:span><text:span text:style-name="T9">transport </text:span><text:span text:style-name="T7">seeds.</text:span></text:p>
      <text:p text:style-name="P6"><text:span text:style-name="T7">You can also use the </text:span><text:span text:style-name="T9">foresee </text:span><text:span text:style-name="T7">seed to gain one basic piece of information about a living target: location, level, class, alignment, or other special ability (or an object’s magical abilities, if any). For knowledge revealed in each additional category, increase the Knowledge (arcane lore) check DC by +2. To obtain information about an object, increase the Knowledge (arcane lore) check DC by +4.</text:span></text:p>
      <text:p text:style-name="P3"><text:soft-page-break/></text:p>
      <text:p text:style-name="P3"/>
      <text:p text:style-name="P6"><text:span text:style-name="T10">Seed: Fortify</text:span></text:p>
      <text:p text:style-name="P6"><text:span text:style-name="T7">Transmutation</text:span></text:p>
      <text:p text:style-name="P6"><text:span text:style-name="T8">Knowledge (arcane lore) DC: </text:span><text:span text:style-name="T7">30; </text:span><text:span text:style-name="T8">Range: </text:span><text:span text:style-name="T7">Touch; </text:span><text:span text:style-name="T8">Target: </text:span><text:span text:style-name="T7">Creature touched; </text:span><text:span text:style-name="T8">Duration: </text:span><text:span text:style-name="T7">Hours; </text:span><text:span text:style-name="T8">Saving Throw: </text:span><text:span text:style-name="T7">Will negates (harmless); </text:span><text:span text:style-name="T8">Spell Resistance: </text:span><text:span text:style-name="T7">Yes (harmless)</text:span></text:p>
      <text:p text:style-name="P6"><text:span text:style-name="T7">Incantations using the </text:span><text:span text:style-name="T9">fortify </text:span><text:span text:style-name="T7">seed grant a +1 enhancement bonus to whichever one of the following you choose:</text:span></text:p>
      <text:p text:style-name="P6"><text:span text:style-name="T7">• Any one ability score.</text:span></text:p>
      <text:p text:style-name="P6"><text:span text:style-name="T7">• Any one kind of saving throw.</text:span></text:p>
      <text:p text:style-name="P6"><text:span text:style-name="T7">• Spell resistance.</text:span></text:p>
      <text:p text:style-name="P6"><text:span text:style-name="T7">• Natural armor bonus.</text:span></text:p>
      <text:p text:style-name="P6"><text:span text:style-name="T7">The </text:span><text:span text:style-name="T9">fortify </text:span><text:span text:style-name="T7">seed can also grant energy resistance 1 for one energy type or 1 temporary hit point. For each additional +1 bonus, point of energy resistance, or hit point, increase the Knowledge (arcane lore) check DC by +2.</text:span></text:p>
      <text:p text:style-name="P6"><text:span text:style-name="T7">The </text:span><text:span text:style-name="T9">fortify </text:span><text:span text:style-name="T7">seed has a base Knowledge (arcane lore) check DC is 34 if it grants a +1 bonus of a type other than enhancement (such as luck or insight). For each additional +1 bonus of a type other than enhancement, increase the Knowledge (arcane lore) check DC by +4. If you apply a factor to make the duration permanent, the bonus must be an inherent bonus, and the maximum inherent bonus allowed is +5.</text:span></text:p>
      <text:p text:style-name="P6"><text:span text:style-name="T7">The </text:span><text:span text:style-name="T9">fortify </text:span><text:span text:style-name="T7">seed can also grant SR 22, and each additional point of spell resistance increases the Knowledge (arcane lore) check DC by +4 (each –1 to spell resistance reduces the Knowledge (arcane lore) check DC by –2). If an incantation with the </text:span><text:span text:style-name="T9">fortify </text:span><text:span text:style-name="T7">seed grants an inanimate object an ability score it wouldn’t normally possess (such as Intelligence), the incantation must also incorporate the </text:span><text:span text:style-name="T9">life </text:span><text:span text:style-name="T7">seed.</text:span></text:p>
      <text:p text:style-name="P6"><text:span text:style-name="T7">The </text:span><text:span text:style-name="T9">fortify </text:span><text:span text:style-name="T7">seed can also grant damage reduction 10/+1. For each additional point of damage reduction, increase the Knowledge (arcane lore) check DC by +1. For each additional point of required weapon enhancement above +1, increase the Knowledge (arcane lore) check DC by +3.</text:span></text:p>
      <text:p text:style-name="P3"/>
      <text:p text:style-name="P6"><text:span text:style-name="T10">Seed: Heal</text:span></text:p>
      <text:p text:style-name="P6"><text:span text:style-name="T7">Conjuration (Healing)</text:span></text:p>
      <text:p text:style-name="P6"><text:span text:style-name="T8">Knowledge (arcane lore) DC: </text:span><text:span text:style-name="T7">32; </text:span><text:span text:style-name="T8">Range: </text:span><text:span text:style-name="T7">Touch; </text:span><text:span text:style-name="T8">Target: </text:span><text:span text:style-name="T7">Creature touched; </text:span><text:span text:style-name="T8">Duration: </text:span><text:span text:style-name="T7">Instantaneous; </text:span><text:span text:style-name="T8">Saving Throw: </text:span><text:span text:style-name="T7">Yes (harmless; see text); </text:span><text:span text:style-name="T8">Spell Resistance: </text:span><text:span text:style-name="T7">Yes (harmless)</text:span></text:p>
      <text:p text:style-name="P6"><text:span text:style-name="T7">Incantations developed with the </text:span><text:span text:style-name="T9">heal </text:span><text:span text:style-name="T7">seed channel positive energy into a creature to wipe away disease and injury. Such an incantation completely cures all diseases, blindness, deafness, hit point damage, and temporary ability damage. To restore permanent ability damage, increase the Knowledge (arcane lore) check DC by +4. The </text:span><text:span text:style-name="T9">heal </text:span><text:span text:style-name="T7">seed neutralizes poisons in the subject’s system so that no additional damage or effects are suffered.</text:span></text:p>
      <text:p text:style-name="P6"><text:span text:style-name="T7">It offsets feeblemindedness and cures mental disorders caused by spells or injury to the brain. It dispels all magical effects penalizing the character’s abilities, including effects caused by spells and even incantations developed with the </text:span><text:span text:style-name="T9">afflict </text:span><text:span text:style-name="T7">seed. Only a single application of the incantation is needed to simultaneously achieve all these effects. It does not restore levels or Constitution points lost due to death.</text:span></text:p>
      <text:p text:style-name="P6"><text:span text:style-name="T7">To dispel all negative energy levels afflicting the target, increase the Knowledge (arcane lore) check DC by +2.</text:span></text:p>
      <text:p text:style-name="P3"><text:soft-page-break/></text:p>
      <text:p text:style-name="P6"><text:span text:style-name="T10">Seed: Life</text:span></text:p>
      <text:p text:style-name="P6"><text:span text:style-name="T7">Conjuration (Healing)</text:span></text:p>
      <text:p text:style-name="P6"><text:span text:style-name="T8">Knowledge (arcane lore) DC: </text:span><text:span text:style-name="T7">33; </text:span><text:span text:style-name="T8">Range: </text:span><text:span text:style-name="T7">Touch; </text:span><text:span text:style-name="T8">Target: </text:span><text:span text:style-name="T7">Dead creature touched; </text:span><text:span text:style-name="T8">Duration: </text:span><text:span text:style-name="T7">Instantaneous; </text:span><text:span text:style-name="T8">Saving Throw: </text:span><text:span text:style-name="T7">None (see text); </text:span><text:span text:style-name="T8">Spell Resistance: </text:span><text:span text:style-name="T7">Yes (harmless)</text:span></text:p>
      <text:p text:style-name="P6"><text:span text:style-name="T7">An incantation developed with the </text:span><text:span text:style-name="T9">life </text:span><text:span text:style-name="T7">seed will restore life and complete vigor to any deceased creature. The condition of the remains is not a factor. So long as some small portion of the creature’s body still exists, it can be returned to life, but the portion receiving the incantation must have been part of the creature’s body at the time of death.</text:span></text:p>
      <text:p text:style-name="P6"><text:span text:style-name="T7">The creature is immediately restored to full hit points, vigor, and health, with no loss of prepared spells. However, the subject loses 1 level (or 1 point of Constitution if the subject was 1st level). You cannot revive someone who has died of old age.</text:span></text:p>
      <text:p text:style-name="P6"><text:span text:style-name="T7">You can also use the </text:span><text:span text:style-name="T9">life </text:span><text:span text:style-name="T7">seed to give an animal or plant a soul, personality, and sentience. For each point of Intelligence, Wisdom, or Charisma you give your creation, increase the Knowledge (arcane lore) check DC by +1. You can’t create a creature with a higher Intelligence, Wisdom, or Charisma than you have.</text:span></text:p>
      <text:p text:style-name="P6"><text:span text:style-name="T7">The newly sentient animal or plant is friendly toward you. The newly sentient creature understands one language automatically; to give the creature the ability to speak, increase the Knowledge (arcane lore) check DC by +1.</text:span></text:p>
      <text:p text:style-name="P3"/>
      <text:p text:style-name="P6"><text:span text:style-name="T10">Seed: Reflect</text:span></text:p>
      <text:p text:style-name="P6"><text:span text:style-name="T7">Abjuration</text:span></text:p>
      <text:p text:style-name="P6"><text:span text:style-name="T8">Knowledge (arcane lore) DC: </text:span><text:span text:style-name="T7">32; </text:span><text:span text:style-name="T8">Range: </text:span><text:span text:style-name="T7">Personal; </text:span><text:span text:style-name="T8">Target: </text:span><text:span text:style-name="T7">You; </text:span><text:span text:style-name="T8">Duration: </text:span><text:span text:style-name="T7">Until expended or 12 hours </text:span></text:p>
      <text:p text:style-name="P6"><text:span text:style-name="T7">Attacks targeted against you rebound on the original attacker. Each use of the </text:span><text:span text:style-name="T9">reflect </text:span><text:span text:style-name="T7">seed in an incantation is effective against one type of attack only: spells (and incantations and spell-like effects), ranged attacks, or melee attacks. To reflect an area spell, where you are not the target but are caught in the vicinity, increase the Knowledge (arcane lore) check DC by +8. A single successful use of </text:span><text:span text:style-name="T9">reflect </text:span><text:span text:style-name="T7">expends its protection.</text:span></text:p>
      <text:p text:style-name="P6"><text:span text:style-name="T7">Incantations developed with the </text:span><text:span text:style-name="T9">reflect </text:span><text:span text:style-name="T7">seed against spells and spell-like effects return spell effects of up to 1st level. For each additional level of spells to be reflected, increase the Knowledge (arcane lore) check DC by +6. Other incantations are treated as 6th-level spells for this purpose.</text:span></text:p>
      <text:p text:style-name="P6"><text:span text:style-name="T7">Against 0- to 5th-level spells, the desired effect is automatically reflected. An opposed Knowledge (arcane lore) check is required when the </text:span><text:span text:style-name="T9">reflect </text:span><text:span text:style-name="T7">seed is used against another incantation. If the enemy caster gets his incantation through by winning the Knowledge (arcane lore) check, the incantation using the </text:span><text:span text:style-name="T9">reflect </text:span><text:span text:style-name="T7">seed is not expended, just momentarily suppressed.</text:span></text:p>
      <text:p text:style-name="P6"><text:span text:style-name="T7">If the </text:span><text:span text:style-name="T9">reflect </text:span><text:span text:style-name="T7">seed is used against a melee attack or ranged attack, five such attacks are automatically reflected back on the original attacker. For each additional attack reflected, increase the Knowledge (arcane lore) check DC by +4. The reflected attack rebounds on the attacker using the same attack roll. Once the allotted attacks are reflected, the incantation using the </text:span><text:span text:style-name="T9">reflect </text:span><text:span text:style-name="T7">seed is expended.</text:span></text:p>
      <text:p text:style-name="P3"/>
      <text:p text:style-name="P6"><text:span text:style-name="T10">Seed: Reveal</text:span></text:p>
      <text:p text:style-name="P6"><text:span text:style-name="T7">Divination</text:span></text:p>
      <text:p text:style-name="P6"><text:span text:style-name="T8">Knowledge (arcane lore) DC: </text:span><text:span text:style-name="T7">30; </text:span><text:span text:style-name="T8">Range: </text:span><text:span text:style-name="T7">See text; </text:span><text:span text:style-name="T8">Effect: </text:span><text:span text:style-name="T7">Magical sensor; </text:span><text:span text:style-name="T8">Duration: </text:span><text:span text:style-name="T7">Minutes (D); </text:span><text:span text:style-name="T8">Saving Throw: </text:span><text:span text:style-name="T7">None; </text:span><text:span text:style-name="T8">Spell Resistance: </text:span><text:span text:style-name="T7">No</text:span></text:p>
      <text:p text:style-name="P6"><text:span text:style-name="T7">You can hear or see some distant location almost as if you were there. To both hear and see, increase the Knowledge (arcane lore) check DC by +2. Distance is not a factor, but the locale must be known—a place familiar to you or an obvious one (such as behind a door, around a corner, or in a grove of trees). The incantation creates an invisible sensor, similar to that created by a </text:span><text:span text:style-name="T9">scrying </text:span><text:span text:style-name="T7">spell, that can be dispelled. Lead sheeting or magical protection (such as </text:span><text:span text:style-name="T9">nondetection</text:span><text:span text:style-name="T7">) blocks the incantation, and you sense that the incantation is so blocked.</text:span></text:p>
      <text:p text:style-name="P6"><text:soft-page-break/><text:span text:style-name="T7">If you prefer to create a mobile (speed 30 feet) sensor that you control, increase the Knowledge (arcane lore) check DC by +2. To allow magically enhanced senses to work through an incantation built with the </text:span><text:span text:style-name="T9">reveal </text:span><text:span text:style-name="T7">seed, increase the Knowledge (arcane lore) check DC by +4.</text:span></text:p>
      <text:p text:style-name="P6"><text:span text:style-name="T7">To cast any spell whose range is Touch or greater from the sensor instead of you, increase the Knowledge (arcane lore) check DC by +6; however, you must maintain line of effect to the sensor at all times. If your line of effect is obstructed, the incantation ends.</text:span></text:p>
      <text:p text:style-name="P6"><text:span text:style-name="T7">Increase the Knowledge (arcane lore) check DC by +6 if you use the </text:span><text:span text:style-name="T9">reveal </text:span><text:span text:style-name="T7">seed to pierce illusions and see things as they really are. You can see through normal and magical darkness, notice secret doors hidden by magic, see the exact locations of creatures or objects under </text:span><text:span text:style-name="T9">blur </text:span><text:span text:style-name="T7">or </text:span><text:span text:style-name="T9">displacement </text:span><text:span text:style-name="T7">effects, see invisible creatures or objects normally, see through illusions, and see the true form of polymorphed, changed, or transmuted things. The range of such sight is 120 feet. The </text:span><text:span text:style-name="T9">reveal </text:span><text:span text:style-name="T7">seed cannot identify creatures or objects within extradimensional spaces.</text:span></text:p>
      <text:p text:style-name="P3"/>
      <text:p text:style-name="P6"><text:span text:style-name="T10">Seed: Slay</text:span></text:p>
      <text:p text:style-name="P6"><text:span text:style-name="T7">Necromancy [Death]</text:span></text:p>
      <text:p text:style-name="P6"><text:span text:style-name="T8">Knowledge (arcane lore) DC: </text:span><text:span text:style-name="T7">34; </text:span><text:span text:style-name="T8">Range: </text:span><text:span text:style-name="T7">Medium; </text:span><text:span text:style-name="T8">Target: </text:span><text:span text:style-name="T7">One living creature; </text:span><text:span text:style-name="T8">Duration: </text:span><text:span text:style-name="T7">Instantaneous; </text:span><text:span text:style-name="T8">Saving Throw: </text:span><text:span text:style-name="T7">Fortitude partial; </text:span><text:span text:style-name="T8">Spell Resistance: </text:span><text:span text:style-name="T7">Yes</text:span></text:p>
      <text:p text:style-name="P6"><text:span text:style-name="T7">An incantation developed using the </text:span><text:span text:style-name="T9">slay </text:span><text:span text:style-name="T7">seed snuffs out the life force of a living creature, killing it instantly. The </text:span><text:span text:style-name="T9">slay </text:span><text:span text:style-name="T7">seed kills a creature of up to 20 HD. The subject is entitled to a Fortitude saving throw to survive the attack. If the save is successful, it instead takes 4d6 points of damage. For each additional 20 HD affected (or each additional creature affected), increase the Knowledge (arcane lore) check DC by +8.</text:span></text:p>
      <text:p text:style-name="P6"><text:span text:style-name="T7">Alternatively, you can use the </text:span><text:span text:style-name="T9">slay </text:span><text:span text:style-name="T7">seed in an incantation to suppress the life force of the target by bestowing 2d4 negative levels on the target (the incantation bestows half as many negative levels on a successful Fortitude save). For each additional 1d4 negative levels bestowed, increase the Knowledge (arcane lore) check DC by +4. If the subject has at least as many negative levels as Hit Dice, it dies. Assuming the subject survives, the negative levels will become permanently drained levels 24 hours later if the subject fails a Fortitude saving throw.</text:span></text:p>
      <text:p text:style-name="P3"/>
      <text:p text:style-name="P6"><text:span text:style-name="T10">Seed: Summon</text:span></text:p>
      <text:p text:style-name="P6"><text:span text:style-name="T7">Conjuration (Summoning)</text:span></text:p>
      <text:p text:style-name="P6"><text:span text:style-name="T8">Knowledge (arcane lore) DC: </text:span><text:span text:style-name="T7">32; </text:span><text:span text:style-name="T8">Range: </text:span><text:span text:style-name="T7">Close; </text:span><text:span text:style-name="T8">Effect: </text:span><text:span text:style-name="T7">One summoned creature; </text:span><text:span text:style-name="T8">Duration: </text:span><text:span text:style-name="T7">Rounds (D); </text:span><text:span text:style-name="T8">Saving Throw: </text:span><text:span text:style-name="T7">Will negates (see text); </text:span><text:span text:style-name="T8">Spell Resistance: </text:span><text:span text:style-name="T7">Yes (see text)</text:span></text:p>
      <text:p text:style-name="P6"><text:span text:style-name="T7">You can summon an outsider. It appears where you designate and acts immediately, on your turn, if its spell resistance is overcome and it fails a Will saving throw. It attacks your opponents to the best of its ability. If you can communicate with the outsider, you can direct it not to attack, to attack particular enemies, or to perform other actions.</text:span></text:p>
      <text:p text:style-name="P6"><text:span text:style-name="T7">The incantation conjures an outsider you select of CR 6 or less. For each +1 CR of the summoned outsider, increase the Knowledge (arcane lore) check DC by +2.</text:span></text:p>
      <text:p text:style-name="P6"><text:span text:style-name="T7">If you increase the Knowledge (arcane lore) check DC by +6, you can summon a creature of CR 6 or less from another monster type, such as giant, aberration, or undead.</text:span></text:p>
      <text:p text:style-name="P6"><text:span text:style-name="T7">For each +1 CR of the summoned creature, increase the Knowledge (arcane lore) check DC by +2. The summoned creature is assumed to have been plucked from some faraway place (perhaps somewhere beyond Shadow). The summoned creature attacks your opponents to the best of its ability, or if you can communicate with it, it will perform other actions.</text:span></text:p>
      <text:p text:style-name="P6"><text:span text:style-name="T7">However, the summoning ends if the creature is asked to perform a task inimical to its nature, such as commanding a good creature to attack an innocent, or commanding any creature to commit suicide.</text:span></text:p>
      <text:p text:style-name="P3"/>
      <text:p text:style-name="P6"><text:span text:style-name="T10">Seed: Transform</text:span></text:p>
      <text:p text:style-name="P6"><text:span text:style-name="T7">Transmutation</text:span></text:p>
      <text:p text:style-name="P6"><text:soft-page-break/><text:span text:style-name="T8">Knowledge (arcane lore) DC: </text:span><text:span text:style-name="T7">32; </text:span><text:span text:style-name="T8">Range: </text:span><text:span text:style-name="T7">Close; </text:span><text:span text:style-name="T8">Target: </text:span><text:span text:style-name="T7">One creature or inanimate, nonmagical object; </text:span><text:span text:style-name="T8">Duration: </text:span><text:span text:style-name="T7">Hours; </text:span><text:span text:style-name="T8">Saving Throw: </text:span><text:span text:style-name="T7">Fortitude negates (and see text); </text:span><text:span text:style-name="T8">Spell Resistance: </text:span><text:span text:style-name="T7">Yes</text:span></text:p>
      <text:p text:style-name="P6"><text:span text:style-name="T7">Incantations using the </text:span><text:span text:style-name="T9">transform </text:span><text:span text:style-name="T7">seed change the subject into another form of creature or object. The new form can range in size from Diminutive to one size larger than the subject’s normal form. If you want transform a creature into a nonmagical, inanimate object, increase the Knowledge (arcane lore) check DC by +10. If you want to change a creature of one type into another type (for example, undead to outsider), increase the Knowledge (arcane lore) check DC by +5.</text:span></text:p>
      <text:p text:style-name="P6"><text:span text:style-name="T7">Transformations involving nonmagical inanimate substances with hardness are more difficult; for each 2 points of hardness, increase the Knowledge (arcane lore) check DC by +1.</text:span></text:p>
      <text:p text:style-name="P6"><text:span text:style-name="T7">The </text:span><text:span text:style-name="T9">transform </text:span><text:span text:style-name="T7">seed can also change its target into someone specific. To transform an object or creature into the specific likeness of another individual, increase the Knowledge (arcane lore) check DC by +6. If the transformed creature doesn’t have the level or Hit Dice of its new likeness, it can only use the abilities of the creature at its own level or Hit Dice.</text:span></text:p>
      <text:p text:style-name="P6"><text:span text:style-name="T7">If slain or destroyed, the transformed creature or object reverts to its original form. The subject’s equipment, if any, remains untransformed.</text:span></text:p>
      <text:p text:style-name="P6"><text:span text:style-name="T7">The transformed creature or object acquires the physical and natural abilities of the creature or object it has been changed into while retaining its own mind and mental ability scores. Mental abilities include personality, Intelligence, Wisdom, and Charisma scores, level and class, hit points (despite any change in its Constitution score), alignment, base attack bonus, base saves, extraordinary abilities, spells, and spell-like abilities, but not its supernatural abilities. Physical abilities include natural size and Strength, Dexterity, and Constitution scores. Natural abilities include armor, natural weapons, and similar gross physical qualities (presence or absence of wings, number of extremities, etc.), and possibly hardness. Creatures transformed into inanimate objects do not gain the benefit of their untransformed physical abilities, and may well be blind, deaf, dumb, and unfeeling.</text:span></text:p>
      <text:p text:style-name="P6"><text:span text:style-name="T7">The transformed subject can have no more Hit Dice than you have or that the subject has (whichever is greater). In any case, for each Hit Die the assumed form has above 15 HD, increase the Knowledge (arcane lore) check DC by +2.</text:span></text:p>
      <text:p text:style-name="P3"/>
      <text:p text:style-name="P6"><text:span text:style-name="T10">Seed: Transport</text:span></text:p>
      <text:p text:style-name="P6"><text:span text:style-name="T7">Conjuration (Teleporting)</text:span></text:p>
      <text:p text:style-name="P6"><text:span text:style-name="T8">Knowledge (arcane lore) DC: </text:span><text:span text:style-name="T7">32; </text:span><text:span text:style-name="T8">Range: </text:span><text:span text:style-name="T7">Touch; </text:span><text:span text:style-name="T8">Target: </text:span><text:span text:style-name="T7">You and touched objects or other touched willing creatures weighing up to 500 lb.; </text:span><text:span text:style-name="T8">Duration: </text:span><text:span text:style-name="T7">Instantaneous; </text:span><text:span text:style-name="T8">Saving Throw: </text:span><text:span text:style-name="T7">None and Will negates (object, subject); </text:span><text:span text:style-name="T8">Spell Resistance: </text:span><text:span text:style-name="T7">No and Yes (object, subject)</text:span></text:p>
      <text:p text:style-name="P6"><text:span text:style-name="T7">Incantations using the </text:span><text:span text:style-name="T9">transport </text:span><text:span text:style-name="T7">seed instantly transport you to a designated destination up to 1,000 miles away. For each additional 500 miles you wish to travel, increase the Knowledge (arcane lore) check DC by +2.</text:span></text:p>
      <text:p text:style-name="P6"><text:span text:style-name="T7">For each additional 50 pounds in objects (beyond the base 500 pounds), increase the Knowledge (arcane lore) check DC by +2. To bring along willing creatures, increase the Knowledge (arcane lore) check DC by +2 per three additional creatures.</text:span></text:p>
      <text:p text:style-name="P6"><text:span text:style-name="T7">You need not make a saving throw, nor is spell resistance applicable to you. Only objects worn or carried (attended) by another unwilling creature receive saving throws and spell resistance. For an incantation intended to transport unwilling creatures, increase the Knowledge (arcane lore) check DC by +6.</text:span></text:p>
      <text:p text:style-name="P6"><text:span text:style-name="T7">You must have at least a reliable description of the place to which you are transporting. If you attempt to use the </text:span><text:span text:style-name="T9">transport </text:span><text:span text:style-name="T7">seed with insufficient or misleading information, you disappear and simply reappear in your original location.</text:span></text:p>
      <text:p text:style-name="P3"/>
      <text:p text:style-name="P6"><text:span text:style-name="T10">Seed: Ward</text:span></text:p>
      <text:p text:style-name="P6"><text:span text:style-name="T7">Abjuration</text:span></text:p>
      <text:p text:style-name="P6"><text:span text:style-name="T8">Knowledge (arcane lore) DC: </text:span><text:span text:style-name="T7">30; </text:span><text:span text:style-name="T8">Range: </text:span><text:span text:style-name="T7">Touch; </text:span><text:span text:style-name="T8">Target: </text:span><text:span text:style-name="T7">Creature or object of 1,000 lbs. or less touched; or 10-ft.-radius spherical emanation, centered on you; </text:span><text:span text:style-name="T8">Duration: </text:span><text:span text:style-name="T7">Hours (D); </text:span><text:span text:style-name="T8">Saving Throw: </text:span><text:span text:style-name="T7">None; </text:span><text:span text:style-name="T8">Spell Resistance: </text:span><text:span text:style-name="T7">Yes</text:span></text:p>
      <text:p text:style-name="P6"><text:span text:style-name="T7">You can grant a creature protection from damage of a specified type. You can protect a creature from standard damage or from energy damage. You can protect a creature or area from magic. Alternatively, you can hedge out a type of creature from a specified area.</text:span></text:p>
      <text:p text:style-name="P6"><text:span text:style-name="T7">A ward against standard damage protects a creature from two of the following damage types: ballistic, bludgeoning, piercing, and slashing. For a ward against all types, increase the Knowledge (arcane lore) check DC by +4. Each round, the incantation created with the </text:span><text:span text:style-name="T9">ward </text:span><text:span text:style-name="T7">seed absorbs the first 5 points of damage the creature would otherwise take, regardless of whether the source of the damage is natural or magical. For each additional point of protection, increase the Knowledge (arcane lore) check DC by +2.</text:span></text:p>
      <text:p text:style-name="P6"><text:soft-page-break/><text:span text:style-name="T7">A ward against energy grants a creature protection from whichever one you select of the five energy types: acid, cold, electricity, fire, or sonic/concussion. Each round, the incantation absorbs the first 5 points of damage the creature would otherwise take from the specified energy type, regardless of whether the source of damage is natural or magical. The incantation protects the recipient’s equipment as well. For each additional point of protection, increase the Knowledge (arcane lore) check DC by +1.</text:span></text:p>
      <text:p text:style-name="P6"><text:span text:style-name="T7">A ward against a specific type of creature prevents bodily contact from whichever one of several monster types you select. This causes the natural weapon attacks of such creatures to fail and the creatures to recoil if such attacks require touching the warded creature. The protection ends if the warded creature makes an attack against or intentionally moves within 5 feet of the blocked creature. Spell resistance can allow a creature to overcome this protection and touch the warded creature.</text:span></text:p>
      <text:p text:style-name="P6"><text:span text:style-name="T7">A ward against magic creates an immobile, faintly shimmering magical sphere (with radius 10 feet) that surrounds you and excludes all spell effects of up to 1st level. Alternatively, you can ward just the target and not create the radius effect. For each additional level of spells to be excluded, increase the Knowledge (arcane lore) check DC by +6. The area or effect of any such spells does not include the area of the ward, and such spells fail to affect any target within the ward. This includes spell-like abilities and spells or spell-like effects from magic items. However, any type of spell can be cast through or out of the ward. You can leave and return to the protected area without penalty (unless the incantation specifically targets a creature and does not provide a radius effect).</text:span></text:p>
      <text:p text:style-name="P6"><text:span text:style-name="T7">Instead of creating an incantation that uses the </text:span><text:span text:style-name="T9">ward </text:span><text:span text:style-name="T7">seed to nullify all spells of a given and lower level, you can create a ward that nullifies a specific spell (or specific set of spells). For each specific spell so nullified, increase the Knowledge (arcane lore) check DC by only +1 per spell level above 1st. For example, if you want to create an incantation that protects you specifically against </text:span><text:span text:style-name="T9">charm person </text:span><text:span text:style-name="T7">and </text:span><text:span text:style-name="T9">dominate</text:span><text:span text:style-name="T7">, the Knowledge (arcane lore) check DC would increase by +0 and +4, respectively.</text:span></text:p>
      <text:p text:style-name="P6"><text:span text:style-name="T7">The ward could be brought down by a targeted </text:span><text:span text:style-name="T9">dispel magic </text:span><text:span text:style-name="T7">spell. Incantations using the </text:span><text:span text:style-name="T9">dispel </text:span><text:span text:style-name="T7">seed may bring down a ward if the enemy spellcaster succeeds at a caster level che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CANTATIONS</dc:title>
    <meta:initial-creator>AKSmith</meta:initial-creator>
    <meta:creation-date>2003-10-06T11:18:00</meta:creation-date>
    <dc:date>2003-10-30T15:05:00</dc:date>
    <meta:editing-cycles>35</meta:editing-cycles>
    <meta:editing-duration>PT59S</meta:editing-duration>
    <meta:document-statistic meta:table-count="4" meta:image-count="0" meta:object-count="0" meta:page-count="30" meta:paragraph-count="562" meta:word-count="15450" meta:character-count="93985" meta:non-whitespace-character-count="79103"/>
    <meta:generator>LibreOffice/5.4.6.2$Linux_X86_64 LibreOffice_project/40m0$Build-2</meta:generator>
    <meta:user-defined meta:name="Company">Wizards of the Coast</meta:user-defined>
    <meta:user-defined meta:name="Operator">asmith</meta:user-defined>
  </office:meta>
</office:document-meta>
</file>